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76db56" style:font-size-asian="11pt" style:font-style-asian="normal" style:font-size-complex="11pt" style:font-style-complex="normal"/>
    </style:style>
    <style:style style:name="P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76632d" style:font-size-asian="11pt" style:font-style-asian="normal" style:font-size-complex="11pt" style:font-style-complex="normal"/>
    </style:style>
    <style:style style:name="P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7240c7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92430c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9b812b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a1f376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a7a713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ab05b4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ac4cfc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c5c96e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ca5a50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ceaf41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d72ac6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line-height="115%"/>
      <style:text-properties style:font-name="Liberation Serif" fo:font-size="11pt" fo:font-style="normal" officeooo:rsid="001b5a58" officeooo:paragraph-rsid="00b8be3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line-height="115%"/>
      <style:text-properties style:font-name="Liberation Serif" fo:font-size="11pt" officeooo:rsid="001aebbf" officeooo:paragraph-rsid="001aebbf" style:font-size-asian="11pt" style:font-size-complex="11pt"/>
    </style:style>
    <style:style style:name="P16" style:family="paragraph" style:parent-style-name="Standard">
      <style:paragraph-properties fo:line-height="115%"/>
      <style:text-properties style:font-name="Liberation Serif" fo:font-size="11pt" officeooo:rsid="001aebbf" officeooo:paragraph-rsid="0076632d" style:font-size-asian="11pt" style:font-size-complex="11pt"/>
    </style:style>
    <style:style style:name="P17" style:family="paragraph" style:parent-style-name="Standard">
      <style:paragraph-properties fo:line-height="115%"/>
      <style:text-properties style:font-name="Liberation Serif" fo:font-size="11pt" officeooo:rsid="001aebbf" officeooo:paragraph-rsid="007240c7" style:font-size-asian="11pt" style:font-size-complex="11pt"/>
    </style:style>
    <style:style style:name="P18" style:family="paragraph" style:parent-style-name="Standard">
      <style:paragraph-properties fo:line-height="115%"/>
      <style:text-properties style:font-name="Liberation Serif" fo:font-size="11pt" officeooo:rsid="001aebbf" officeooo:paragraph-rsid="0080739b" style:font-size-asian="11pt" style:font-size-complex="11pt"/>
    </style:style>
    <style:style style:name="P19" style:family="paragraph" style:parent-style-name="Standard">
      <style:paragraph-properties fo:line-height="115%"/>
      <style:text-properties style:font-name="Liberation Serif" fo:font-size="11pt" officeooo:rsid="001aebbf" officeooo:paragraph-rsid="008578fc" style:font-size-asian="11pt" style:font-size-complex="11pt"/>
    </style:style>
    <style:style style:name="P20" style:family="paragraph" style:parent-style-name="Standard">
      <style:paragraph-properties fo:line-height="115%"/>
      <style:text-properties style:font-name="Liberation Serif" fo:font-size="11pt" officeooo:rsid="001aebbf" officeooo:paragraph-rsid="00920580" style:font-size-asian="11pt" style:font-size-complex="11pt"/>
    </style:style>
    <style:style style:name="P21" style:family="paragraph" style:parent-style-name="Standard">
      <style:paragraph-properties fo:line-height="115%"/>
      <style:text-properties style:font-name="Liberation Serif" fo:font-size="11pt" officeooo:rsid="001aebbf" officeooo:paragraph-rsid="00940d8a" style:font-size-asian="11pt" style:font-size-complex="11pt"/>
    </style:style>
    <style:style style:name="P22" style:family="paragraph" style:parent-style-name="Standard">
      <style:paragraph-properties fo:line-height="115%"/>
      <style:text-properties style:font-name="Liberation Serif" fo:font-size="11pt" officeooo:rsid="001aebbf" officeooo:paragraph-rsid="00ab7546" style:font-size-asian="11pt" style:font-size-complex="11pt"/>
    </style:style>
    <style:style style:name="P23" style:family="paragraph" style:parent-style-name="Standard">
      <style:paragraph-properties fo:line-height="115%"/>
      <style:text-properties style:font-name="Liberation Serif" fo:font-size="11pt" officeooo:rsid="001aebbf" officeooo:paragraph-rsid="00b44a06" style:font-size-asian="11pt" style:font-size-complex="11pt"/>
    </style:style>
    <style:style style:name="P24" style:family="paragraph" style:parent-style-name="Standard">
      <style:paragraph-properties fo:line-height="115%"/>
      <style:text-properties style:font-name="Liberation Serif" fo:font-size="11pt" officeooo:rsid="001b5a58" officeooo:paragraph-rsid="001ba0f9" style:font-size-asian="11pt" style:font-size-complex="11pt"/>
    </style:style>
    <style:style style:name="P25" style:family="paragraph" style:parent-style-name="Standard">
      <style:paragraph-properties fo:line-height="115%"/>
      <style:text-properties style:font-name="Liberation Serif" fo:font-size="11pt" officeooo:rsid="001b5a58" officeooo:paragraph-rsid="001b5a58" style:font-size-asian="11pt" style:font-size-complex="11pt"/>
    </style:style>
    <style:style style:name="P26" style:family="paragraph" style:parent-style-name="Standard">
      <style:paragraph-properties fo:line-height="115%"/>
      <style:text-properties style:font-name="Liberation Serif" fo:font-size="11pt" officeooo:rsid="001b5a58" officeooo:paragraph-rsid="006160f1" style:font-size-asian="11pt" style:font-size-complex="11pt"/>
    </style:style>
    <style:style style:name="P27" style:family="paragraph" style:parent-style-name="Standard">
      <style:paragraph-properties fo:line-height="115%"/>
      <style:text-properties style:font-name="Liberation Serif" fo:font-size="11pt" officeooo:rsid="001b5a58" officeooo:paragraph-rsid="005d119f" style:font-size-asian="11pt" style:font-size-complex="11pt"/>
    </style:style>
    <style:style style:name="P28" style:family="paragraph" style:parent-style-name="Standard">
      <style:paragraph-properties fo:line-height="115%"/>
      <style:text-properties style:font-name="Liberation Serif" fo:font-size="11pt" officeooo:rsid="001b5a58" officeooo:paragraph-rsid="00206ef4" style:font-size-asian="11pt" style:font-size-complex="11pt"/>
    </style:style>
    <style:style style:name="P29" style:family="paragraph" style:parent-style-name="Standard">
      <style:paragraph-properties fo:line-height="115%"/>
      <style:text-properties style:font-name="Liberation Serif" fo:font-size="11pt" officeooo:rsid="001b5a58" officeooo:paragraph-rsid="0023b462" style:font-size-asian="11pt" style:font-size-complex="11pt"/>
    </style:style>
    <style:style style:name="P30" style:family="paragraph" style:parent-style-name="Standard">
      <style:paragraph-properties fo:line-height="115%"/>
      <style:text-properties style:font-name="Liberation Serif" fo:font-size="11pt" officeooo:rsid="001b5a58" officeooo:paragraph-rsid="00253fe0" style:font-size-asian="11pt" style:font-size-complex="11pt"/>
    </style:style>
    <style:style style:name="P31" style:family="paragraph" style:parent-style-name="Standard">
      <style:paragraph-properties fo:line-height="115%"/>
      <style:text-properties style:font-name="Liberation Serif" fo:font-size="11pt" officeooo:rsid="001b5a58" officeooo:paragraph-rsid="005cc0d3" style:font-size-asian="11pt" style:font-size-complex="11pt"/>
    </style:style>
    <style:style style:name="P32" style:family="paragraph" style:parent-style-name="Standard">
      <style:paragraph-properties fo:line-height="115%"/>
      <style:text-properties style:font-name="Liberation Serif" fo:font-size="11pt" officeooo:rsid="001b5a58" officeooo:paragraph-rsid="002a7a06" style:font-size-asian="11pt" style:font-size-complex="11pt"/>
    </style:style>
    <style:style style:name="P33" style:family="paragraph" style:parent-style-name="Standard">
      <style:paragraph-properties fo:line-height="115%"/>
      <style:text-properties style:font-name="Liberation Serif" fo:font-size="11pt" officeooo:rsid="001b5a58" officeooo:paragraph-rsid="002dbdfb" style:font-size-asian="11pt" style:font-size-complex="11pt"/>
    </style:style>
    <style:style style:name="P34" style:family="paragraph" style:parent-style-name="Standard">
      <style:paragraph-properties fo:line-height="115%"/>
      <style:text-properties style:font-name="Liberation Serif" fo:font-size="11pt" officeooo:rsid="001b5a58" officeooo:paragraph-rsid="003066fd" style:font-size-asian="11pt" style:font-size-complex="11pt"/>
    </style:style>
    <style:style style:name="P35" style:family="paragraph" style:parent-style-name="Standard">
      <style:paragraph-properties fo:line-height="115%"/>
      <style:text-properties style:font-name="Liberation Serif" fo:font-size="11pt" officeooo:rsid="003749cb" officeooo:paragraph-rsid="003749cb" style:font-size-asian="11pt" style:font-size-complex="11pt"/>
    </style:style>
    <style:style style:name="P36" style:family="paragraph" style:parent-style-name="Standard">
      <style:paragraph-properties fo:line-height="115%"/>
      <style:text-properties style:font-name="Liberation Serif" fo:font-size="11pt" officeooo:rsid="003a2b5f" officeooo:paragraph-rsid="003a2b5f" style:font-size-asian="11pt" style:font-size-complex="11pt"/>
    </style:style>
    <style:style style:name="P37" style:family="paragraph" style:parent-style-name="Standard">
      <style:paragraph-properties fo:line-height="115%"/>
      <style:text-properties style:font-name="Liberation Serif" officeooo:rsid="001aebbf" officeooo:paragraph-rsid="0078fcf2"/>
    </style:style>
    <style:style style:name="P38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weight="normal" officeooo:rsid="001aebbf" officeooo:paragraph-rsid="004831ec" style:font-weight-asian="normal" style:font-weight-complex="normal"/>
    </style:style>
    <style:style style:name="P39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weight="normal" officeooo:rsid="001aebbf" officeooo:paragraph-rsid="007240c7" style:font-weight-asian="normal" style:font-weight-complex="normal"/>
    </style:style>
    <style:style style:name="P40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officeooo:rsid="001aebbf" officeooo:paragraph-rsid="003a2b5f"/>
    </style:style>
    <style:style style:name="P41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officeooo:rsid="001aebbf" officeooo:paragraph-rsid="007240c7"/>
    </style:style>
    <style:style style:name="P42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tyle="normal" fo:font-weight="normal" officeooo:rsid="001aebbf" officeooo:paragraph-rsid="007240c7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76db56" style:font-size-asian="11pt" style:font-style-asian="normal" style:font-size-complex="11pt" style:font-style-complex="normal"/>
    </style:style>
    <style:style style:name="P4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0bcbe4" style:font-size-asian="11pt" style:font-style-asian="normal" style:font-size-complex="11pt" style:font-style-complex="normal"/>
    </style:style>
    <style:style style:name="P45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0d0a1a" style:font-size-asian="11pt" style:font-style-asian="normal" style:font-size-complex="11pt" style:font-style-complex="normal"/>
    </style:style>
    <style:style style:name="P46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0d552e" style:font-size-asian="11pt" style:font-style-asian="normal" style:font-size-complex="11pt" style:font-style-complex="normal"/>
    </style:style>
    <style:style style:name="P47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0f7103" style:font-size-asian="11pt" style:font-style-asian="normal" style:font-size-complex="11pt" style:font-style-complex="normal"/>
    </style:style>
    <style:style style:name="P48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142563" style:font-size-asian="11pt" style:font-style-asian="normal" style:font-size-complex="11pt" style:font-style-complex="normal"/>
    </style:style>
    <style:style style:name="P49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180bd2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19c003" style:font-size-asian="11pt" style:font-style-asian="normal" style:font-size-complex="11pt" style:font-style-complex="normal"/>
    </style:style>
    <style:style style:name="P5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1d6404" style:font-size-asian="11pt" style:font-style-asian="normal" style:font-size-complex="11pt" style:font-style-complex="normal"/>
    </style:style>
    <style:style style:name="P5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1df41e" style:font-size-asian="11pt" style:font-style-asian="normal" style:font-size-complex="11pt" style:font-style-complex="normal"/>
    </style:style>
    <style:style style:name="P5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1f28c4" style:font-size-asian="11pt" style:font-style-asian="normal" style:font-size-complex="11pt" style:font-style-complex="normal"/>
    </style:style>
    <style:style style:name="P5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1f40d6" style:font-size-asian="11pt" style:font-style-asian="normal" style:font-size-complex="11pt" style:font-style-complex="normal"/>
    </style:style>
    <style:style style:name="P55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20e797" style:font-size-asian="11pt" style:font-style-asian="normal" style:font-size-complex="11pt" style:font-style-complex="normal"/>
    </style:style>
    <style:style style:name="P56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239005" style:font-size-asian="11pt" style:font-style-asian="normal" style:font-size-complex="11pt" style:font-style-complex="normal"/>
    </style:style>
    <style:style style:name="P57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26cfba" style:font-size-asian="11pt" style:font-style-asian="normal" style:font-size-complex="11pt" style:font-style-complex="normal"/>
    </style:style>
    <style:style style:name="P58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2b61e0" style:font-size-asian="11pt" style:font-style-asian="normal" style:font-size-complex="11pt" style:font-style-complex="normal"/>
    </style:style>
    <style:style style:name="P59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2ea19b" style:font-size-asian="11pt" style:font-style-asian="normal" style:font-size-complex="11pt" style:font-style-complex="normal"/>
    </style:style>
    <style:style style:name="P60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3096d6" style:font-size-asian="11pt" style:font-style-asian="normal" style:font-size-complex="11pt" style:font-style-complex="normal"/>
    </style:style>
    <style:style style:name="P6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37eadb" style:font-size-asian="11pt" style:font-style-asian="normal" style:font-size-complex="11pt" style:font-style-complex="normal"/>
    </style:style>
    <style:style style:name="P6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39edc9" style:font-size-asian="11pt" style:font-style-asian="normal" style:font-size-complex="11pt" style:font-style-complex="normal"/>
    </style:style>
    <style:style style:name="P6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3c38be" style:font-size-asian="11pt" style:font-style-asian="normal" style:font-size-complex="11pt" style:font-style-complex="normal"/>
    </style:style>
    <style:style style:name="P6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3dfa40" style:font-size-asian="11pt" style:font-style-asian="normal" style:font-size-complex="11pt" style:font-style-complex="normal"/>
    </style:style>
    <style:style style:name="P65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40948a" style:font-size-asian="11pt" style:font-style-asian="normal" style:font-size-complex="11pt" style:font-style-complex="normal"/>
    </style:style>
    <style:style style:name="P66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45a799" style:font-size-asian="11pt" style:font-style-asian="normal" style:font-size-complex="11pt" style:font-style-complex="normal"/>
    </style:style>
    <style:style style:name="P67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47f5dc" style:font-size-asian="11pt" style:font-style-asian="normal" style:font-size-complex="11pt" style:font-style-complex="normal"/>
    </style:style>
    <style:style style:name="P68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48de9d" style:font-size-asian="11pt" style:font-style-asian="normal" style:font-size-complex="11pt" style:font-style-complex="normal"/>
    </style:style>
    <style:style style:name="P69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4ac799" style:font-size-asian="11pt" style:font-style-asian="normal" style:font-size-complex="11pt" style:font-style-complex="normal"/>
    </style:style>
    <style:style style:name="P70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4fb6ab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50a759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52913b" style:font-size-asian="11pt" style:font-style-asian="normal" style:font-size-complex="11pt" style:font-style-complex="normal"/>
    </style:style>
    <style:style style:name="P7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538825" style:font-size-asian="11pt" style:font-style-asian="normal" style:font-size-complex="11pt" style:font-style-complex="normal"/>
    </style:style>
    <style:style style:name="P7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56eb61" style:font-size-asian="11pt" style:font-style-asian="normal" style:font-size-complex="11pt" style:font-style-complex="normal"/>
    </style:style>
    <style:style style:name="P75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5ce182" style:font-size-asian="11pt" style:font-style-asian="normal" style:font-size-complex="11pt" style:font-style-complex="normal"/>
    </style:style>
    <style:style style:name="P76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639860" style:font-size-asian="11pt" style:font-style-asian="normal" style:font-size-complex="11pt" style:font-style-complex="normal"/>
    </style:style>
    <style:style style:name="P77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664181" style:font-size-asian="11pt" style:font-style-asian="normal" style:font-size-complex="11pt" style:font-style-complex="normal"/>
    </style:style>
    <style:style style:name="P78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67213a" style:font-size-asian="11pt" style:font-style-asian="normal" style:font-size-complex="11pt" style:font-style-complex="normal"/>
    </style:style>
    <style:style style:name="P79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698e16" style:font-size-asian="11pt" style:font-style-asian="normal" style:font-size-complex="11pt" style:font-style-complex="normal"/>
    </style:style>
    <style:style style:name="P80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6a9000" style:font-size-asian="11pt" style:font-style-asian="normal" style:font-size-complex="11pt" style:font-style-complex="normal"/>
    </style:style>
    <style:style style:name="P8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6c3a43" style:font-size-asian="11pt" style:font-style-asian="normal" style:font-size-complex="11pt" style:font-style-complex="normal"/>
    </style:style>
    <style:style style:name="P8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70cfa4" style:font-size-asian="11pt" style:font-style-asian="normal" style:font-size-complex="11pt" style:font-style-complex="normal"/>
    </style:style>
    <style:style style:name="P8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72c0be" style:font-size-asian="11pt" style:font-style-asian="normal" style:font-size-complex="11pt" style:font-style-complex="normal"/>
    </style:style>
    <style:style style:name="P8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7687e8" style:font-size-asian="11pt" style:font-style-asian="normal" style:font-size-complex="11pt" style:font-style-complex="normal"/>
    </style:style>
    <style:style style:name="P85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7d8a64" style:font-size-asian="11pt" style:font-style-asian="normal" style:font-size-complex="11pt" style:font-style-complex="normal"/>
    </style:style>
    <style:style style:name="P86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815239" style:font-size-asian="11pt" style:font-style-asian="normal" style:font-size-complex="11pt" style:font-style-complex="normal"/>
    </style:style>
    <style:style style:name="P87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870c86" style:font-size-asian="11pt" style:font-style-asian="normal" style:font-size-complex="11pt" style:font-style-complex="normal"/>
    </style:style>
    <style:style style:name="P88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weight="normal" officeooo:rsid="001aebbf" officeooo:paragraph-rsid="011df41e" style:font-weight-asian="normal" style:font-weight-complex="normal"/>
    </style:style>
    <style:style style:name="P89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tyle="normal" fo:font-weight="normal" officeooo:rsid="011df41e" officeooo:paragraph-rsid="011df41e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officeooo:rsid="001aebbf" officeooo:paragraph-rsid="011df41e"/>
    </style:style>
    <style:style style:name="T1" style:family="text">
      <style:text-properties officeooo:rsid="001b5a58"/>
    </style:style>
    <style:style style:name="T2" style:family="text">
      <style:text-properties officeooo:rsid="001ba0f9"/>
    </style:style>
    <style:style style:name="T3" style:family="text">
      <style:text-properties officeooo:rsid="001d75c4"/>
    </style:style>
    <style:style style:name="T4" style:family="text">
      <style:text-properties officeooo:rsid="001d9ed2"/>
    </style:style>
    <style:style style:name="T5" style:family="text">
      <style:text-properties officeooo:rsid="001ec079"/>
    </style:style>
    <style:style style:name="T6" style:family="text">
      <style:text-properties officeooo:rsid="00206ef4"/>
    </style:style>
    <style:style style:name="T7" style:family="text">
      <style:text-properties officeooo:rsid="0023b462"/>
    </style:style>
    <style:style style:name="T8" style:family="text">
      <style:text-properties officeooo:rsid="00251dbb"/>
    </style:style>
    <style:style style:name="T9" style:family="text">
      <style:text-properties officeooo:rsid="0026e093"/>
    </style:style>
    <style:style style:name="T10" style:family="text">
      <style:text-properties style:text-line-through-style="solid" style:text-line-through-type="single" fo:font-style="italic" officeooo:rsid="002dbdfb" style:font-style-asian="italic" style:font-style-complex="italic" loext:shadow="none"/>
    </style:style>
    <style:style style:name="T11" style:family="text">
      <style:text-properties officeooo:rsid="002a7a06"/>
    </style:style>
    <style:style style:name="T12" style:family="text">
      <style:text-properties officeooo:rsid="002c3d1d"/>
    </style:style>
    <style:style style:name="T13" style:family="text">
      <style:text-properties officeooo:rsid="002dbdfb"/>
    </style:style>
    <style:style style:name="T14" style:family="text">
      <style:text-properties officeooo:rsid="002e1cff"/>
    </style:style>
    <style:style style:name="T15" style:family="text">
      <style:text-properties officeooo:rsid="002f4d1b"/>
    </style:style>
    <style:style style:name="T16" style:family="text">
      <style:text-properties officeooo:rsid="003066fd"/>
    </style:style>
    <style:style style:name="T17" style:family="text">
      <style:text-properties officeooo:rsid="00317438"/>
    </style:style>
    <style:style style:name="T18" style:family="text">
      <style:text-properties officeooo:rsid="003516b5"/>
    </style:style>
    <style:style style:name="T19" style:family="text">
      <style:text-properties officeooo:rsid="0036dfab"/>
    </style:style>
    <style:style style:name="T20" style:family="text">
      <style:text-properties officeooo:rsid="003a2b5f"/>
    </style:style>
    <style:style style:name="T21" style:family="text">
      <style:text-properties fo:font-weight="bold" officeooo:rsid="003a2b5f" style:font-weight-asian="bold" style:font-weight-complex="bold"/>
    </style:style>
    <style:style style:name="T22" style:family="text">
      <style:text-properties fo:color="#9900ff" officeooo:rsid="003a2b5f"/>
    </style:style>
    <style:style style:name="T23" style:family="text">
      <style:text-properties fo:color="#9900ff" officeooo:rsid="00dc41d4"/>
    </style:style>
    <style:style style:name="T24" style:family="text">
      <style:text-properties fo:color="#00ccff" officeooo:rsid="003a2b5f"/>
    </style:style>
    <style:style style:name="T25" style:family="text">
      <style:text-properties fo:color="#00ccff" officeooo:rsid="003fa37b"/>
    </style:style>
    <style:style style:name="T26" style:family="text">
      <style:text-properties fo:color="#ff3333" officeooo:rsid="003a2b5f"/>
    </style:style>
    <style:style style:name="T27" style:family="text">
      <style:text-properties fo:color="#0000a8" officeooo:rsid="003a2b5f" style:font-size-asian="10.5pt" style:font-weight-complex="normal" loext:padding="0.049cm" loext:border="0.06pt dotted #000000" loext:shadow="none"/>
    </style:style>
    <style:style style:name="T28" style:family="text">
      <style:text-properties fo:color="#0000a8" officeooo:rsid="00dc41d4"/>
    </style:style>
    <style:style style:name="T29" style:family="text">
      <style:text-properties fo:color="#0000a8" officeooo:rsid="00dc41d4" loext:padding="0.049cm" loext:border="0.06pt dotted #000000" loext:shadow="none"/>
    </style:style>
    <style:style style:name="T30" style:family="text">
      <style:text-properties officeooo:rsid="003a2b5f" style:font-size-asian="10.5pt" style:font-weight-complex="normal" loext:padding="0.049cm" loext:border="0.06pt dotted #000000" loext:shadow="none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fo:font-size="8pt" officeooo:rsid="001b5a58" style:font-size-asian="8pt" style:font-size-complex="8pt"/>
    </style:style>
    <style:style style:name="T33" style:family="text">
      <style:text-properties fo:font-size="8pt" officeooo:rsid="00253fe0" style:font-size-asian="8pt" style:font-size-complex="8pt"/>
    </style:style>
    <style:style style:name="T34" style:family="text">
      <style:text-properties fo:font-size="8pt" officeooo:rsid="007240c7" style:font-size-asian="8pt" style:font-size-complex="8pt"/>
    </style:style>
    <style:style style:name="T35" style:family="text">
      <style:text-properties fo:font-size="8pt" officeooo:rsid="00736677" style:font-size-asian="8pt" style:font-size-complex="8pt"/>
    </style:style>
    <style:style style:name="T36" style:family="text">
      <style:text-properties fo:font-size="8pt" officeooo:rsid="0076db56" style:font-size-asian="8pt" style:font-size-complex="8pt"/>
    </style:style>
    <style:style style:name="T37" style:family="text">
      <style:text-properties fo:font-size="8pt" officeooo:rsid="00b8be3a" style:font-size-asian="8pt" style:font-size-complex="8pt"/>
    </style:style>
    <style:style style:name="T38" style:family="text">
      <style:text-properties fo:font-size="8pt" officeooo:rsid="00c5c96e" style:font-size-asian="8pt" style:font-size-complex="8pt"/>
    </style:style>
    <style:style style:name="T39" style:family="text">
      <style:text-properties fo:font-size="8pt" officeooo:rsid="010bcbe4" style:font-size-asian="8pt" style:font-size-complex="8pt"/>
    </style:style>
    <style:style style:name="T40" style:family="text">
      <style:text-properties fo:font-size="8pt" officeooo:rsid="010d0a1a" style:font-size-asian="8pt" style:font-size-complex="8pt"/>
    </style:style>
    <style:style style:name="T41" style:family="text">
      <style:text-properties fo:font-size="8pt" officeooo:rsid="010d552e" style:font-size-asian="8pt" style:font-size-complex="8pt"/>
    </style:style>
    <style:style style:name="T42" style:family="text">
      <style:text-properties fo:font-size="8pt" officeooo:rsid="010f7103" style:font-size-asian="8pt" style:font-size-complex="8pt"/>
    </style:style>
    <style:style style:name="T43" style:family="text">
      <style:text-properties fo:font-size="8pt" officeooo:rsid="01142563" style:font-size-asian="8pt" style:font-size-complex="8pt"/>
    </style:style>
    <style:style style:name="T44" style:family="text">
      <style:text-properties fo:font-size="8pt" officeooo:rsid="0114c240" style:font-size-asian="8pt" style:font-size-complex="8pt"/>
    </style:style>
    <style:style style:name="T45" style:family="text">
      <style:text-properties fo:font-size="8pt" officeooo:rsid="0119c003" style:font-size-asian="8pt" style:font-size-complex="8pt"/>
    </style:style>
    <style:style style:name="T46" style:family="text">
      <style:text-properties fo:font-size="8pt" officeooo:rsid="011d6404" style:font-size-asian="8pt" style:font-size-complex="8pt"/>
    </style:style>
    <style:style style:name="T47" style:family="text">
      <style:text-properties fo:font-size="8pt" officeooo:rsid="011f28c4" style:font-size-asian="8pt" style:font-size-complex="8pt"/>
    </style:style>
    <style:style style:name="T48" style:family="text">
      <style:text-properties fo:font-size="8pt" officeooo:rsid="011f40d6" style:font-size-asian="8pt" style:font-size-complex="8pt"/>
    </style:style>
    <style:style style:name="T49" style:family="text">
      <style:text-properties fo:font-size="8pt" officeooo:rsid="012043ff" style:font-size-asian="8pt" style:font-size-complex="8pt"/>
    </style:style>
    <style:style style:name="T50" style:family="text">
      <style:text-properties fo:font-size="8pt" officeooo:rsid="0126cfba" style:font-size-asian="8pt" style:font-size-complex="8pt"/>
    </style:style>
    <style:style style:name="T51" style:family="text">
      <style:text-properties fo:font-size="8pt" officeooo:rsid="0127a390" style:font-size-asian="8pt" style:font-size-complex="8pt"/>
    </style:style>
    <style:style style:name="T52" style:family="text">
      <style:text-properties fo:font-size="8pt" officeooo:rsid="012ce79f" style:font-size-asian="8pt" style:font-size-complex="8pt"/>
    </style:style>
    <style:style style:name="T53" style:family="text">
      <style:text-properties fo:font-size="8pt" officeooo:rsid="013613fa" style:font-size-asian="8pt" style:font-size-complex="8pt"/>
    </style:style>
    <style:style style:name="T54" style:family="text">
      <style:text-properties fo:font-size="8pt" officeooo:rsid="0137eadb" style:font-size-asian="8pt" style:font-size-complex="8pt"/>
    </style:style>
    <style:style style:name="T55" style:family="text">
      <style:text-properties fo:font-size="8pt" officeooo:rsid="0139edc9" style:font-size-asian="8pt" style:font-size-complex="8pt"/>
    </style:style>
    <style:style style:name="T56" style:family="text">
      <style:text-properties fo:font-size="8pt" officeooo:rsid="013c38be" style:font-size-asian="8pt" style:font-size-complex="8pt"/>
    </style:style>
    <style:style style:name="T57" style:family="text">
      <style:text-properties fo:font-size="8pt" officeooo:rsid="013dfa40" style:font-size-asian="8pt" style:font-size-complex="8pt"/>
    </style:style>
    <style:style style:name="T58" style:family="text">
      <style:text-properties fo:font-size="8pt" officeooo:rsid="0140948a" style:font-size-asian="8pt" style:font-size-complex="8pt"/>
    </style:style>
    <style:style style:name="T59" style:family="text">
      <style:text-properties fo:font-size="8pt" officeooo:rsid="0143b0ee" style:font-size-asian="8pt" style:font-size-complex="8pt"/>
    </style:style>
    <style:style style:name="T60" style:family="text">
      <style:text-properties fo:font-size="8pt" officeooo:rsid="0146b97a" style:font-size-asian="8pt" style:font-size-complex="8pt"/>
    </style:style>
    <style:style style:name="T61" style:family="text">
      <style:text-properties fo:font-size="8pt" officeooo:rsid="01480547" style:font-size-asian="8pt" style:font-size-complex="8pt"/>
    </style:style>
    <style:style style:name="T62" style:family="text">
      <style:text-properties fo:font-size="8pt" officeooo:rsid="0149911e" style:font-size-asian="8pt" style:font-size-complex="8pt"/>
    </style:style>
    <style:style style:name="T63" style:family="text">
      <style:text-properties fo:font-size="8pt" officeooo:rsid="01538825" style:font-size-asian="8pt" style:font-size-complex="8pt"/>
    </style:style>
    <style:style style:name="T64" style:family="text">
      <style:text-properties fo:font-size="8pt" officeooo:rsid="0156eb61" style:font-size-asian="8pt" style:font-size-complex="8pt"/>
    </style:style>
    <style:style style:name="T65" style:family="text">
      <style:text-properties fo:font-size="8pt" officeooo:rsid="0164a704" style:font-size-asian="8pt" style:font-size-complex="8pt"/>
    </style:style>
    <style:style style:name="T66" style:family="text">
      <style:text-properties fo:font-size="8pt" officeooo:rsid="0167213a" style:font-size-asian="8pt" style:font-size-complex="8pt"/>
    </style:style>
    <style:style style:name="T67" style:family="text">
      <style:text-properties fo:font-size="8pt" officeooo:rsid="0167aceb" style:font-size-asian="8pt" style:font-size-complex="8pt"/>
    </style:style>
    <style:style style:name="T68" style:family="text">
      <style:text-properties fo:font-size="8pt" officeooo:rsid="016a3f17" style:font-size-asian="8pt" style:font-size-complex="8pt"/>
    </style:style>
    <style:style style:name="T69" style:family="text">
      <style:text-properties fo:font-size="8pt" officeooo:rsid="016a9000" style:font-size-asian="8pt" style:font-size-complex="8pt"/>
    </style:style>
    <style:style style:name="T70" style:family="text">
      <style:text-properties fo:font-size="8pt" officeooo:rsid="016c3a43" style:font-size-asian="8pt" style:font-size-complex="8pt"/>
    </style:style>
    <style:style style:name="T71" style:family="text">
      <style:text-properties fo:font-size="8pt" officeooo:rsid="0170cfa4" style:font-size-asian="8pt" style:font-size-complex="8pt"/>
    </style:style>
    <style:style style:name="T72" style:family="text">
      <style:text-properties fo:font-size="8pt" officeooo:rsid="0172c0be" style:font-size-asian="8pt" style:font-size-complex="8pt"/>
    </style:style>
    <style:style style:name="T73" style:family="text">
      <style:text-properties fo:font-size="8pt" officeooo:rsid="017687e8" style:font-size-asian="8pt" style:font-size-complex="8pt"/>
    </style:style>
    <style:style style:name="T74" style:family="text">
      <style:text-properties fo:font-size="8pt" officeooo:rsid="0179eb0f" style:font-size-asian="8pt" style:font-size-complex="8pt"/>
    </style:style>
    <style:style style:name="T75" style:family="text">
      <style:text-properties fo:font-size="8pt" officeooo:rsid="01807d3c" style:font-size-asian="8pt" style:font-size-complex="8pt"/>
    </style:style>
    <style:style style:name="T76" style:family="text">
      <style:text-properties fo:font-size="8pt" officeooo:rsid="01870c86" style:font-size-asian="8pt" style:font-size-complex="8pt"/>
    </style:style>
    <style:style style:name="T77" style:family="text">
      <style:text-properties fo:font-size="8pt" fo:font-style="normal" officeooo:rsid="001b5a58" style:font-size-asian="8pt" style:font-style-asian="normal" style:font-size-complex="8pt" style:font-style-complex="normal"/>
    </style:style>
    <style:style style:name="T78" style:family="text">
      <style:text-properties fo:font-size="8pt" fo:font-style="normal" officeooo:rsid="007240c7" style:font-size-asian="8pt" style:font-style-asian="normal" style:font-size-complex="8pt" style:font-style-complex="normal"/>
    </style:style>
    <style:style style:name="T79" style:family="text">
      <style:text-properties fo:font-size="8pt" fo:font-style="normal" officeooo:rsid="00736677" style:font-size-asian="8pt" style:font-style-asian="normal" style:font-size-complex="8pt" style:font-style-complex="normal"/>
    </style:style>
    <style:style style:name="T80" style:family="text">
      <style:text-properties fo:font-size="8pt" fo:font-style="italic" officeooo:rsid="0076db56" style:font-size-asian="8pt" style:font-style-asian="italic" style:font-size-complex="8pt" style:font-style-complex="italic"/>
    </style:style>
    <style:style style:name="T81" style:family="text">
      <style:text-properties fo:font-size="8pt" fo:font-style="italic" officeooo:rsid="0164a704" style:font-size-asian="8pt" style:font-style-asian="italic" style:font-size-complex="8pt" style:font-style-complex="italic"/>
    </style:style>
    <style:style style:name="T82" style:family="text">
      <style:text-properties fo:font-size="8pt" fo:font-style="italic" officeooo:rsid="0179eb0f" style:font-size-asian="8pt" style:font-style-asian="italic" style:font-size-complex="8pt" style:font-style-complex="italic"/>
    </style:style>
    <style:style style:name="T83" style:family="text">
      <style:text-properties fo:font-size="8pt" fo:font-style="italic" officeooo:rsid="01807d3c" style:font-size-asian="8pt" style:font-style-asian="italic" style:font-size-complex="8pt" style:font-style-complex="italic"/>
    </style:style>
    <style:style style:name="T84" style:family="text">
      <style:text-properties fo:font-size="8pt" fo:font-style="italic" officeooo:rsid="01870c86" style:font-size-asian="8pt" style:font-style-asian="italic" style:font-size-complex="8pt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officeooo:rsid="003a2b5f" style:font-style-asian="italic" style:font-style-complex="italic"/>
    </style:style>
    <style:style style:name="T87" style:family="text">
      <style:text-properties fo:font-style="italic" officeooo:rsid="001ba0f9" style:font-style-asian="italic" style:font-style-complex="italic"/>
    </style:style>
    <style:style style:name="T88" style:family="text">
      <style:text-properties fo:font-style="italic" officeooo:rsid="001b5a58" style:font-style-asian="italic" style:font-style-complex="italic"/>
    </style:style>
    <style:style style:name="T89" style:family="text">
      <style:text-properties fo:font-style="italic" officeooo:rsid="001d75c4" style:font-style-asian="italic" style:font-style-complex="italic"/>
    </style:style>
    <style:style style:name="T90" style:family="text">
      <style:text-properties fo:font-style="italic" officeooo:rsid="001d9ed2" style:font-style-asian="italic" style:font-style-complex="italic"/>
    </style:style>
    <style:style style:name="T91" style:family="text">
      <style:text-properties fo:font-style="italic" officeooo:rsid="00206ef4" style:font-style-asian="italic" style:font-style-complex="italic"/>
    </style:style>
    <style:style style:name="T92" style:family="text">
      <style:text-properties fo:font-style="italic" officeooo:rsid="0023b462" style:font-style-asian="italic" style:font-style-complex="italic"/>
    </style:style>
    <style:style style:name="T93" style:family="text">
      <style:text-properties fo:font-style="italic" officeooo:rsid="00251dbb" style:font-style-asian="italic" style:font-style-complex="italic"/>
    </style:style>
    <style:style style:name="T94" style:family="text">
      <style:text-properties fo:font-style="italic" officeooo:rsid="0026e093" style:font-style-asian="italic" style:font-style-complex="italic"/>
    </style:style>
    <style:style style:name="T95" style:family="text">
      <style:text-properties fo:font-style="italic" officeooo:rsid="002a7a06" style:font-style-asian="italic" style:font-style-complex="italic"/>
    </style:style>
    <style:style style:name="T96" style:family="text">
      <style:text-properties fo:font-style="italic" officeooo:rsid="002c3d1d" style:font-style-asian="italic" style:font-style-complex="italic"/>
    </style:style>
    <style:style style:name="T97" style:family="text">
      <style:text-properties fo:font-style="italic" officeooo:rsid="002dbdfb" style:font-style-asian="italic" style:font-style-complex="italic"/>
    </style:style>
    <style:style style:name="T98" style:family="text">
      <style:text-properties fo:font-style="italic" officeooo:rsid="002e1cff" style:font-style-asian="italic" style:font-style-complex="italic"/>
    </style:style>
    <style:style style:name="T99" style:family="text">
      <style:text-properties fo:font-style="italic" officeooo:rsid="002f4d1b" style:font-style-asian="italic" style:font-style-complex="italic"/>
    </style:style>
    <style:style style:name="T100" style:family="text">
      <style:text-properties fo:font-style="italic" officeooo:rsid="005e959d" style:font-style-asian="italic" style:font-style-complex="italic"/>
    </style:style>
    <style:style style:name="T101" style:family="text">
      <style:text-properties fo:font-style="italic" officeooo:rsid="003066fd" style:font-style-asian="italic" style:font-style-complex="italic"/>
    </style:style>
    <style:style style:name="T102" style:family="text">
      <style:text-properties fo:font-style="italic" officeooo:rsid="00317438" style:font-style-asian="italic" style:font-style-complex="italic"/>
    </style:style>
    <style:style style:name="T103" style:family="text">
      <style:text-properties fo:font-style="italic" officeooo:rsid="003516b5" style:font-style-asian="italic" style:font-style-complex="italic"/>
    </style:style>
    <style:style style:name="T104" style:family="text">
      <style:text-properties fo:font-style="italic" officeooo:rsid="0036dfab" style:font-style-asian="italic" style:font-style-complex="italic"/>
    </style:style>
    <style:style style:name="T105" style:family="text">
      <style:text-properties fo:font-style="italic" officeooo:rsid="001ec079" style:font-style-asian="italic" style:font-style-complex="italic"/>
    </style:style>
    <style:style style:name="T106" style:family="text">
      <style:text-properties fo:font-style="italic" officeooo:rsid="0022f2dc" style:font-style-asian="italic" style:font-style-complex="italic"/>
    </style:style>
    <style:style style:name="T107" style:family="text">
      <style:text-properties fo:font-style="italic" officeooo:rsid="005f991e" style:font-style-asian="italic" style:font-style-complex="italic"/>
    </style:style>
    <style:style style:name="T108" style:family="text">
      <style:text-properties fo:font-style="italic" officeooo:rsid="006160f1" style:font-style-asian="italic" style:font-style-complex="italic"/>
    </style:style>
    <style:style style:name="T109" style:family="text">
      <style:text-properties fo:font-style="italic" officeooo:rsid="005ac75c" style:font-style-asian="italic" style:font-style-complex="italic"/>
    </style:style>
    <style:style style:name="T110" style:family="text">
      <style:text-properties fo:font-style="italic" officeooo:rsid="00818990" style:font-style-asian="italic" style:font-style-complex="italic"/>
    </style:style>
    <style:style style:name="T111" style:family="text">
      <style:text-properties fo:font-style="italic" officeooo:rsid="00836100" style:font-style-asian="italic" style:font-style-complex="italic"/>
    </style:style>
    <style:style style:name="T112" style:family="text">
      <style:text-properties fo:font-style="italic" officeooo:rsid="0084e164" style:font-style-asian="italic" style:font-style-complex="italic"/>
    </style:style>
    <style:style style:name="T113" style:family="text">
      <style:text-properties fo:font-style="italic" officeooo:rsid="008578fc" style:font-style-asian="italic" style:font-style-complex="italic"/>
    </style:style>
    <style:style style:name="T114" style:family="text">
      <style:text-properties fo:font-style="italic" officeooo:rsid="00887c74" style:font-style-asian="italic" style:font-style-complex="italic"/>
    </style:style>
    <style:style style:name="T115" style:family="text">
      <style:text-properties fo:font-style="italic" officeooo:rsid="00890abb" style:font-style-asian="italic" style:font-style-complex="italic"/>
    </style:style>
    <style:style style:name="T116" style:family="text">
      <style:text-properties fo:font-style="italic" officeooo:rsid="008e6827" style:font-style-asian="italic" style:font-style-complex="italic"/>
    </style:style>
    <style:style style:name="T117" style:family="text">
      <style:text-properties fo:font-style="italic" officeooo:rsid="00905711" style:font-style-asian="italic" style:font-style-complex="italic"/>
    </style:style>
    <style:style style:name="T118" style:family="text">
      <style:text-properties fo:font-style="italic" officeooo:rsid="0091c2c7" style:font-style-asian="italic" style:font-style-complex="italic"/>
    </style:style>
    <style:style style:name="T119" style:family="text">
      <style:text-properties fo:font-style="italic" officeooo:rsid="00920580" style:font-style-asian="italic" style:font-style-complex="italic"/>
    </style:style>
    <style:style style:name="T120" style:family="text">
      <style:text-properties fo:font-style="italic" officeooo:rsid="0092d387" style:font-style-asian="italic" style:font-style-complex="italic"/>
    </style:style>
    <style:style style:name="T121" style:family="text">
      <style:text-properties fo:font-style="italic" officeooo:rsid="00940d8a" style:font-style-asian="italic" style:font-style-complex="italic"/>
    </style:style>
    <style:style style:name="T122" style:family="text">
      <style:text-properties fo:font-style="italic" officeooo:rsid="00975543" style:font-style-asian="italic" style:font-style-complex="italic"/>
    </style:style>
    <style:style style:name="T123" style:family="text">
      <style:text-properties fo:font-style="italic" officeooo:rsid="0099b6e7" style:font-style-asian="italic" style:font-style-complex="italic"/>
    </style:style>
    <style:style style:name="T124" style:family="text">
      <style:text-properties fo:font-style="italic" officeooo:rsid="009b5888" style:font-style-asian="italic" style:font-style-complex="italic"/>
    </style:style>
    <style:style style:name="T125" style:family="text">
      <style:text-properties fo:font-style="italic" officeooo:rsid="00915c79" style:font-style-asian="italic" style:font-style-complex="italic"/>
    </style:style>
    <style:style style:name="T126" style:family="text">
      <style:text-properties fo:font-style="italic" officeooo:rsid="009bca76" style:font-style-asian="italic" style:font-style-complex="italic"/>
    </style:style>
    <style:style style:name="T127" style:family="text">
      <style:text-properties fo:font-style="italic" officeooo:rsid="009da530" style:font-style-asian="italic" style:font-style-complex="italic"/>
    </style:style>
    <style:style style:name="T128" style:family="text">
      <style:text-properties fo:font-style="italic" officeooo:rsid="009dba7e" style:font-style-asian="italic" style:font-style-complex="italic"/>
    </style:style>
    <style:style style:name="T129" style:family="text">
      <style:text-properties fo:font-style="italic" officeooo:rsid="009e75d1" style:font-style-asian="italic" style:font-style-complex="italic"/>
    </style:style>
    <style:style style:name="T130" style:family="text">
      <style:text-properties fo:font-style="italic" officeooo:rsid="00a1f376" style:font-style-asian="italic" style:font-style-complex="italic"/>
    </style:style>
    <style:style style:name="T131" style:family="text">
      <style:text-properties fo:font-style="italic" officeooo:rsid="00a45d14" style:font-style-asian="italic" style:font-style-complex="italic"/>
    </style:style>
    <style:style style:name="T132" style:family="text">
      <style:text-properties fo:font-style="italic" officeooo:rsid="00a7a713" style:font-style-asian="italic" style:font-style-complex="italic"/>
    </style:style>
    <style:style style:name="T133" style:family="text">
      <style:text-properties fo:font-style="italic" officeooo:rsid="00ab05b4" style:font-style-asian="italic" style:font-style-complex="italic"/>
    </style:style>
    <style:style style:name="T134" style:family="text">
      <style:text-properties fo:font-style="italic" officeooo:rsid="00ab7546" style:font-style-asian="italic" style:font-style-complex="italic"/>
    </style:style>
    <style:style style:name="T135" style:family="text">
      <style:text-properties fo:font-style="italic" officeooo:rsid="00abed1e" style:font-style-asian="italic" style:font-style-complex="italic"/>
    </style:style>
    <style:style style:name="T136" style:family="text">
      <style:text-properties fo:font-style="italic" officeooo:rsid="00ac4cfc" style:font-style-asian="italic" style:font-style-complex="italic"/>
    </style:style>
    <style:style style:name="T137" style:family="text">
      <style:text-properties fo:font-style="italic" officeooo:rsid="00ad22d3" style:font-style-asian="italic" style:font-style-complex="italic"/>
    </style:style>
    <style:style style:name="T138" style:family="text">
      <style:text-properties fo:font-style="italic" officeooo:rsid="00af078a" style:font-style-asian="italic" style:font-style-complex="italic"/>
    </style:style>
    <style:style style:name="T139" style:family="text">
      <style:text-properties fo:font-style="italic" officeooo:rsid="00b0ded8" style:font-style-asian="italic" style:font-style-complex="italic"/>
    </style:style>
    <style:style style:name="T140" style:family="text">
      <style:text-properties fo:font-style="italic" officeooo:rsid="00b32e26" style:font-style-asian="italic" style:font-style-complex="italic"/>
    </style:style>
    <style:style style:name="T141" style:family="text">
      <style:text-properties fo:font-style="italic" officeooo:rsid="00ba098b" style:font-style-asian="italic" style:font-style-complex="italic"/>
    </style:style>
    <style:style style:name="T142" style:family="text">
      <style:text-properties fo:font-style="italic" officeooo:rsid="00bb70ce" style:font-style-asian="italic" style:font-style-complex="italic"/>
    </style:style>
    <style:style style:name="T143" style:family="text">
      <style:text-properties fo:font-style="italic" officeooo:rsid="00be52ec" style:font-style-asian="italic" style:font-style-complex="italic"/>
    </style:style>
    <style:style style:name="T144" style:family="text">
      <style:text-properties fo:font-style="italic" officeooo:rsid="00bf6deb" style:font-style-asian="italic" style:font-style-complex="italic"/>
    </style:style>
    <style:style style:name="T145" style:family="text">
      <style:text-properties fo:font-style="italic" officeooo:rsid="00c053fc" style:font-style-asian="italic" style:font-style-complex="italic"/>
    </style:style>
    <style:style style:name="T146" style:family="text">
      <style:text-properties fo:font-style="italic" officeooo:rsid="00c363fa" style:font-style-asian="italic" style:font-style-complex="italic"/>
    </style:style>
    <style:style style:name="T147" style:family="text">
      <style:text-properties fo:font-style="italic" officeooo:rsid="00c50ecf" style:font-style-asian="italic" style:font-style-complex="italic"/>
    </style:style>
    <style:style style:name="T148" style:family="text">
      <style:text-properties fo:font-style="italic" officeooo:rsid="00c7786a" style:font-style-asian="italic" style:font-style-complex="italic"/>
    </style:style>
    <style:style style:name="T149" style:family="text">
      <style:text-properties fo:font-style="italic" officeooo:rsid="00ca5a50" style:font-style-asian="italic" style:font-style-complex="italic"/>
    </style:style>
    <style:style style:name="T150" style:family="text">
      <style:text-properties fo:font-style="italic" officeooo:rsid="00ceaf41" style:font-style-asian="italic" style:font-style-complex="italic"/>
    </style:style>
    <style:style style:name="T151" style:family="text">
      <style:text-properties fo:font-style="italic" officeooo:rsid="00d2e16f" style:font-style-asian="italic" style:font-style-complex="italic"/>
    </style:style>
    <style:style style:name="T152" style:family="text">
      <style:text-properties fo:font-style="italic" officeooo:rsid="00b59136" style:font-style-asian="italic" style:font-style-complex="italic"/>
    </style:style>
    <style:style style:name="T153" style:family="text">
      <style:text-properties fo:font-style="italic" officeooo:rsid="00d72ac6" style:font-style-asian="italic" style:font-style-complex="italic"/>
    </style:style>
    <style:style style:name="T154" style:family="text">
      <style:text-properties fo:font-style="italic" officeooo:rsid="00f5b333" style:font-style-asian="italic" style:font-style-complex="italic"/>
    </style:style>
    <style:style style:name="T155" style:family="text">
      <style:text-properties fo:font-style="italic" officeooo:rsid="00fc9851" style:font-style-asian="italic" style:font-style-complex="italic"/>
    </style:style>
    <style:style style:name="T156" style:family="text">
      <style:text-properties fo:font-style="italic" officeooo:rsid="00fe5da0" style:font-style-asian="italic" style:font-style-complex="italic"/>
    </style:style>
    <style:style style:name="T157" style:family="text">
      <style:text-properties fo:font-style="italic" officeooo:rsid="0105ff45" style:font-style-asian="italic" style:font-style-complex="italic"/>
    </style:style>
    <style:style style:name="T158" style:family="text">
      <style:text-properties fo:font-style="italic" officeooo:rsid="0107b293" style:font-style-asian="italic" style:font-style-complex="italic"/>
    </style:style>
    <style:style style:name="T159" style:family="text">
      <style:text-properties fo:font-style="italic" officeooo:rsid="010bcbe4" style:font-style-asian="italic" style:font-style-complex="italic"/>
    </style:style>
    <style:style style:name="T160" style:family="text">
      <style:text-properties fo:font-style="italic" officeooo:rsid="010d0a1a" style:font-style-asian="italic" style:font-style-complex="italic"/>
    </style:style>
    <style:style style:name="T161" style:family="text">
      <style:text-properties fo:font-style="italic" officeooo:rsid="010d552e" style:font-style-asian="italic" style:font-style-complex="italic"/>
    </style:style>
    <style:style style:name="T162" style:family="text">
      <style:text-properties fo:font-style="italic" officeooo:rsid="010f7103" style:font-style-asian="italic" style:font-style-complex="italic"/>
    </style:style>
    <style:style style:name="T163" style:family="text">
      <style:text-properties fo:font-style="italic" officeooo:rsid="0114c240" style:font-style-asian="italic" style:font-style-complex="italic"/>
    </style:style>
    <style:style style:name="T164" style:family="text">
      <style:text-properties fo:font-style="italic" officeooo:rsid="0119c003" style:font-style-asian="italic" style:font-style-complex="italic"/>
    </style:style>
    <style:style style:name="T165" style:family="text">
      <style:text-properties fo:font-style="italic" officeooo:rsid="011d6404" style:font-style-asian="italic" style:font-style-complex="italic"/>
    </style:style>
    <style:style style:name="T166" style:family="text">
      <style:text-properties fo:font-style="italic" officeooo:rsid="011df41e" style:font-style-asian="italic" style:font-style-complex="italic"/>
    </style:style>
    <style:style style:name="T167" style:family="text">
      <style:text-properties fo:font-style="italic" officeooo:rsid="011f40d6" style:font-style-asian="italic" style:font-style-complex="italic"/>
    </style:style>
    <style:style style:name="T168" style:family="text">
      <style:text-properties fo:font-style="italic" officeooo:rsid="011fc856" style:font-style-asian="italic" style:font-style-complex="italic"/>
    </style:style>
    <style:style style:name="T169" style:family="text">
      <style:text-properties fo:font-style="italic" officeooo:rsid="01239005" style:font-style-asian="italic" style:font-style-complex="italic"/>
    </style:style>
    <style:style style:name="T170" style:family="text">
      <style:text-properties fo:font-style="italic" officeooo:rsid="0126cfba" style:font-style-asian="italic" style:font-style-complex="italic"/>
    </style:style>
    <style:style style:name="T171" style:family="text">
      <style:text-properties fo:font-style="italic" officeooo:rsid="01289f08" style:font-style-asian="italic" style:font-style-complex="italic"/>
    </style:style>
    <style:style style:name="T172" style:family="text">
      <style:text-properties fo:font-style="italic" officeooo:rsid="012ea19b" style:font-style-asian="italic" style:font-style-complex="italic"/>
    </style:style>
    <style:style style:name="T173" style:family="text">
      <style:text-properties fo:font-style="italic" officeooo:rsid="0133d697" style:font-style-asian="italic" style:font-style-complex="italic"/>
    </style:style>
    <style:style style:name="T174" style:family="text">
      <style:text-properties fo:font-style="italic" officeooo:rsid="0137eadb" style:font-style-asian="italic" style:font-style-complex="italic"/>
    </style:style>
    <style:style style:name="T175" style:family="text">
      <style:text-properties fo:font-style="italic" officeooo:rsid="0138b685" style:font-style-asian="italic" style:font-style-complex="italic"/>
    </style:style>
    <style:style style:name="T176" style:family="text">
      <style:text-properties fo:font-style="italic" officeooo:rsid="0139edc9" style:font-style-asian="italic" style:font-style-complex="italic"/>
    </style:style>
    <style:style style:name="T177" style:family="text">
      <style:text-properties fo:font-style="italic" officeooo:rsid="013dfa40" style:font-style-asian="italic" style:font-style-complex="italic"/>
    </style:style>
    <style:style style:name="T178" style:family="text">
      <style:text-properties fo:font-style="italic" officeooo:rsid="0141be9d" style:font-style-asian="italic" style:font-style-complex="italic"/>
    </style:style>
    <style:style style:name="T179" style:family="text">
      <style:text-properties fo:font-style="italic" officeooo:rsid="0145a799" style:font-style-asian="italic" style:font-style-complex="italic"/>
    </style:style>
    <style:style style:name="T180" style:family="text">
      <style:text-properties fo:font-style="italic" officeooo:rsid="0145cac0" style:font-style-asian="italic" style:font-style-complex="italic"/>
    </style:style>
    <style:style style:name="T181" style:family="text">
      <style:text-properties fo:font-style="italic" officeooo:rsid="01480547" style:font-style-asian="italic" style:font-style-complex="italic"/>
    </style:style>
    <style:style style:name="T182" style:family="text">
      <style:text-properties fo:font-style="italic" officeooo:rsid="014ac799" style:font-style-asian="italic" style:font-style-complex="italic"/>
    </style:style>
    <style:style style:name="T183" style:family="text">
      <style:text-properties fo:font-style="italic" officeooo:rsid="014c9ccb" style:font-style-asian="italic" style:font-style-complex="italic"/>
    </style:style>
    <style:style style:name="T184" style:family="text">
      <style:text-properties fo:font-style="italic" officeooo:rsid="014fb6ab" style:font-style-asian="italic" style:font-style-complex="italic"/>
    </style:style>
    <style:style style:name="T185" style:family="text">
      <style:text-properties fo:font-style="italic" officeooo:rsid="0152913b" style:font-style-asian="italic" style:font-style-complex="italic"/>
    </style:style>
    <style:style style:name="T186" style:family="text">
      <style:text-properties fo:font-style="italic" officeooo:rsid="01538825" style:font-style-asian="italic" style:font-style-complex="italic"/>
    </style:style>
    <style:style style:name="T187" style:family="text">
      <style:text-properties fo:font-style="italic" officeooo:rsid="015dcd5d" style:font-style-asian="italic" style:font-style-complex="italic"/>
    </style:style>
    <style:style style:name="T188" style:family="text">
      <style:text-properties fo:font-style="italic" officeooo:rsid="0161c18a" style:font-style-asian="italic" style:font-style-complex="italic"/>
    </style:style>
    <style:style style:name="T189" style:family="text">
      <style:text-properties fo:font-style="italic" officeooo:rsid="0164a704" style:font-style-asian="italic" style:font-style-complex="italic"/>
    </style:style>
    <style:style style:name="T190" style:family="text">
      <style:text-properties fo:font-style="italic" officeooo:rsid="01664181" style:font-style-asian="italic" style:font-style-complex="italic"/>
    </style:style>
    <style:style style:name="T191" style:family="text">
      <style:text-properties fo:font-style="italic" officeooo:rsid="0167213a" style:font-style-asian="italic" style:font-style-complex="italic"/>
    </style:style>
    <style:style style:name="T192" style:family="text">
      <style:text-properties fo:font-style="italic" officeooo:rsid="01698e16" style:font-style-asian="italic" style:font-style-complex="italic"/>
    </style:style>
    <style:style style:name="T193" style:family="text">
      <style:text-properties fo:font-style="italic" officeooo:rsid="016b07a2" style:font-style-asian="italic" style:font-style-complex="italic"/>
    </style:style>
    <style:style style:name="T194" style:family="text">
      <style:text-properties fo:font-style="italic" officeooo:rsid="016f915e" style:font-style-asian="italic" style:font-style-complex="italic"/>
    </style:style>
    <style:style style:name="T195" style:family="text">
      <style:text-properties fo:font-style="italic" officeooo:rsid="0170cfa4" style:font-style-asian="italic" style:font-style-complex="italic"/>
    </style:style>
    <style:style style:name="T196" style:family="text">
      <style:text-properties fo:font-style="italic" officeooo:rsid="0174a0d6" style:font-style-asian="italic" style:font-style-complex="italic"/>
    </style:style>
    <style:style style:name="T197" style:family="text">
      <style:text-properties fo:font-style="italic" officeooo:rsid="017ac1d2" style:font-style-asian="italic" style:font-style-complex="italic"/>
    </style:style>
    <style:style style:name="T198" style:family="text">
      <style:text-properties fo:font-style="italic" officeooo:rsid="01870c86" style:font-style-asian="italic" style:font-style-complex="italic"/>
    </style:style>
    <style:style style:name="T199" style:family="text">
      <style:text-properties fo:font-style="italic" fo:font-weight="bold" officeooo:rsid="01870c86" style:font-style-asian="italic" style:font-weight-asian="bold" style:font-style-complex="italic" style:font-weight-complex="bold"/>
    </style:style>
    <style:style style:name="T200" style:family="text">
      <style:text-properties fo:font-style="italic" fo:font-weight="normal" officeooo:rsid="01870c86" style:font-style-asian="italic" style:font-weight-asian="normal" style:font-style-complex="italic" style:font-weight-complex="normal"/>
    </style:style>
    <style:style style:name="T201" style:family="text">
      <style:text-properties fo:font-style="normal" officeooo:rsid="001b5a58" style:font-style-asian="normal" style:font-style-complex="normal"/>
    </style:style>
    <style:style style:name="T202" style:family="text">
      <style:text-properties fo:font-style="normal" officeooo:rsid="007af9e1" style:font-style-asian="normal" style:font-style-complex="normal"/>
    </style:style>
    <style:style style:name="T203" style:family="text">
      <style:text-properties fo:font-style="normal" officeooo:rsid="00ab7546" style:font-style-asian="normal" style:font-style-complex="normal"/>
    </style:style>
    <style:style style:name="T204" style:family="text">
      <style:text-properties fo:font-style="normal" officeooo:rsid="00b44a06" style:font-style-asian="normal" style:font-style-complex="normal"/>
    </style:style>
    <style:style style:name="T205" style:family="text">
      <style:text-properties fo:font-style="normal" officeooo:rsid="00f77cee" style:font-style-asian="normal" style:font-style-complex="normal"/>
    </style:style>
    <style:style style:name="T206" style:family="text">
      <style:text-properties fo:font-style="normal" officeooo:rsid="00f84826" style:font-style-asian="normal" style:font-style-complex="normal"/>
    </style:style>
    <style:style style:name="T207" style:family="text">
      <style:text-properties fo:font-size="11pt" officeooo:rsid="001b5a58" style:font-size-asian="11pt" style:font-size-complex="11pt"/>
    </style:style>
    <style:style style:name="T208" style:family="text">
      <style:text-properties fo:font-size="11pt" officeooo:rsid="0078fcf2" style:font-size-asian="11pt" style:font-size-complex="11pt"/>
    </style:style>
    <style:style style:name="T209" style:family="text">
      <style:text-properties fo:font-size="11pt" officeooo:rsid="002dbdfb" style:font-size-asian="11pt" style:font-size-complex="11pt"/>
    </style:style>
    <style:style style:name="T210" style:family="text">
      <style:text-properties fo:font-size="11pt" fo:font-style="italic" officeooo:rsid="0078fcf2" style:font-size-asian="11pt" style:font-style-asian="italic" style:font-size-complex="11pt" style:font-style-complex="italic"/>
    </style:style>
    <style:style style:name="T211" style:family="text">
      <style:text-properties fo:font-size="11pt" fo:font-style="italic" officeooo:rsid="00793a29" style:font-size-asian="11pt" style:font-style-asian="italic" style:font-size-complex="11pt" style:font-style-complex="italic"/>
    </style:style>
    <style:style style:name="T212" style:family="text">
      <style:text-properties officeooo:rsid="008e6827"/>
    </style:style>
    <style:style style:name="T213" style:family="text">
      <style:text-properties style:font-name="Liberation Serif"/>
    </style:style>
    <style:style style:name="T214" style:family="text">
      <style:text-properties officeooo:rsid="00c7786a"/>
    </style:style>
    <style:style style:name="T215" style:family="text">
      <style:text-properties officeooo:rsid="00ceaf41"/>
    </style:style>
    <style:style style:name="T216" style:family="text">
      <style:text-properties officeooo:rsid="00dc41d4"/>
    </style:style>
    <style:style style:name="T217" style:family="text">
      <style:text-properties officeooo:rsid="00dc41d4" loext:padding="0.049cm" loext:border="0.06pt dotted #000000" loext:shadow="none"/>
    </style:style>
    <style:style style:name="T218" style:family="text">
      <style:text-properties officeooo:rsid="00bf6deb"/>
    </style:style>
    <style:style style:name="T219" style:family="text">
      <style:text-properties officeooo:rsid="010bcbe4"/>
    </style:style>
    <style:style style:name="T220" style:family="text">
      <style:text-properties officeooo:rsid="010d552e"/>
    </style:style>
    <style:style style:name="T221" style:family="text">
      <style:text-properties officeooo:rsid="0119c003"/>
    </style:style>
    <style:style style:name="T222" style:family="text">
      <style:text-properties officeooo:rsid="011f40d6"/>
    </style:style>
    <style:style style:name="T223" style:family="text">
      <style:text-properties officeooo:rsid="0126cfba"/>
    </style:style>
    <style:style style:name="T224" style:family="text">
      <style:text-properties officeooo:rsid="012ce79f"/>
    </style:style>
    <style:style style:name="T225" style:family="text">
      <style:text-properties officeooo:rsid="013096d6"/>
    </style:style>
    <style:style style:name="T226" style:family="text">
      <style:text-properties officeooo:rsid="0137eadb"/>
    </style:style>
    <style:style style:name="T227" style:family="text">
      <style:text-properties officeooo:rsid="0139edc9"/>
    </style:style>
    <style:style style:name="T228" style:family="text">
      <style:text-properties officeooo:rsid="013c38be"/>
    </style:style>
    <style:style style:name="T229" style:family="text">
      <style:text-properties officeooo:rsid="013dfa40"/>
    </style:style>
    <style:style style:name="T230" style:family="text">
      <style:text-properties officeooo:rsid="0141be9d"/>
    </style:style>
    <style:style style:name="T231" style:family="text">
      <style:text-properties officeooo:rsid="0145a799"/>
    </style:style>
    <style:style style:name="T232" style:family="text">
      <style:text-properties officeooo:rsid="01480547"/>
    </style:style>
    <style:style style:name="T233" style:family="text">
      <style:text-properties officeooo:rsid="014c9ccb"/>
    </style:style>
    <style:style style:name="T234" style:family="text">
      <style:text-properties officeooo:rsid="01538825"/>
    </style:style>
    <style:style style:name="T235" style:family="text">
      <style:text-properties officeooo:rsid="0156eb61"/>
    </style:style>
    <style:style style:name="T236" style:family="text">
      <style:text-properties officeooo:rsid="0164a704"/>
    </style:style>
    <style:style style:name="T237" style:family="text">
      <style:text-properties officeooo:rsid="01664181"/>
    </style:style>
    <style:style style:name="T238" style:family="text">
      <style:text-properties officeooo:rsid="0167213a"/>
    </style:style>
    <style:style style:name="T239" style:family="text">
      <style:text-properties officeooo:rsid="01698e16"/>
    </style:style>
    <style:style style:name="T240" style:family="text">
      <style:text-properties officeooo:rsid="016b07a2"/>
    </style:style>
    <style:style style:name="T241" style:family="text">
      <style:text-properties officeooo:rsid="016e18df"/>
    </style:style>
    <style:style style:name="T242" style:family="text">
      <style:text-properties officeooo:rsid="0170cfa4"/>
    </style:style>
    <style:style style:name="T243" style:family="text">
      <style:text-properties officeooo:rsid="0174a0d6"/>
    </style:style>
    <style:style style:name="T244" style:family="text">
      <style:text-properties officeooo:rsid="017ac1d2"/>
    </style:style>
    <style:style style:name="T245" style:family="text">
      <style:text-properties fo:language="la" fo:country="VA" fo:font-style="italic" fo:font-weight="bold" officeooo:rsid="01870c86" style:font-style-asian="italic" style:font-style-complex="italic"/>
    </style:style>
    <style:style style:name="T246" style:family="text">
      <style:text-properties fo:language="la" fo:country="VA" fo:font-style="italic" fo:font-weight="bold" officeooo:rsid="01870c86" style:font-style-asian="italic" style:font-weight-asian="bold" style:font-style-complex="italic" style:font-weight-complex="bold"/>
    </style:style>
    <style:style style:name="T247" style:family="text">
      <style:text-properties fo:language="la" fo:country="VA" fo:font-style="italic" fo:font-weight="normal" officeooo:rsid="01870c86" style:font-style-asian="italic" style:font-weight-asian="normal" style:font-style-complex="italic" style:font-weight-complex="normal"/>
    </style:style>
    <style:style style:name="T248" style:family="text">
      <style:text-properties fo:language="la" fo:country="VA" fo:font-weight="normal" officeooo:rsid="01870c86" style:font-weight-asian="normal" style:font-weight-complex="normal"/>
    </style:style>
    <style:style style:name="T249" style:family="text">
      <style:text-properties fo:language="la" fo:country="VA" fo:font-weight="normal" officeooo:rsid="01698e16" style:font-weight-asian="normal" style:font-weight-complex="normal"/>
    </style:style>
    <style:style style:name="T250" style:family="text">
      <style:text-properties fo:font-weight="normal" officeooo:rsid="01870c86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85">Vocabulaire latin  </text:span><text:span text:style-name="T109">(fiche n°1)</text:span></text:p>
      <text:p text:style-name="P38"><text:span text:style-name="T22">Homo</text:span><text:span text:style-name="T20"> </text:span><text:span text:style-name="T21">sum</text:span><text:span text:style-name="T20"> et </text:span><text:span text:style-name="T26">hūmānī</text:span><text:span text:style-name="T20"> </text:span><text:span text:style-name="T24">nihil</text:span><text:span text:style-name="T20"> </text:span><text:span text:style-name="T30">ā </text:span><text:span text:style-name="T27">mē</text:span><text:span text:style-name="T20"> </text:span><text:span text:style-name="T24">ali</text:span><text:span text:style-name="T25">ē</text:span><text:span text:style-name="T24">num</text:span><text:span text:style-name="T20"> </text:span><text:span text:style-name="T21">puto</text:span><text:span text:style-name="T20">. </text:span><text:span text:style-name="T86">(Térence)</text:span></text:p>
      <text:p text:style-name="P40"/>
      <text:p text:style-name="P15"><text:span text:style-name="T32">001</text:span><text:span text:style-name="T1"><text:tab/>et <text:tab/><text:tab/><text:tab/><text:tab/><text:tab/><text:tab/><text:tab/><text:tab/></text:span><text:span text:style-name="T87">et</text:span></text:p>
      <text:p text:style-name="P15"><text:span text:style-name="T32">002</text:span><text:span text:style-name="T1"><text:tab/></text:span>sum, es, esse, fu<text:span text:style-name="T1">ī, -<text:tab/><text:tab/><text:tab/><text:tab/><text:tab/><text:tab/></text:span><text:span text:style-name="T88">être</text:span></text:p>
      <text:p text:style-name="P24"><text:span text:style-name="T31">003</text:span><text:tab/><text:span text:style-name="T2">qu</text:span>ī, <text:span text:style-name="T2">quæ, quod </text:span><text:span text:style-name="T158">(pronom relatif)</text:span><text:span text:style-name="T2"> <text:tab/><text:tab/><text:tab/><text:tab/><text:tab/></text:span><text:span text:style-name="T87">qui</text:span><text:span text:style-name="T107">, que, dont, où</text:span></text:p>
      <text:p text:style-name="P25"><text:span text:style-name="T31">004</text:span><text:tab/><text:span text:style-name="T2">in </text:span><text:span text:style-name="T87">+ accusatif</text:span><text:span text:style-name="T2"><text:tab/><text:tab/><text:tab/><text:tab/><text:tab/><text:tab/><text:tab/></text:span><text:span text:style-name="T87">dans (mouvement)</text:span></text:p>
      <text:p text:style-name="P25"><text:span text:style-name="T31">005</text:span><text:tab/><text:span text:style-name="T2">in </text:span><text:span text:style-name="T87">+ ablatif</text:span><text:span text:style-name="T2"><text:tab/><text:tab/><text:tab/><text:tab/><text:tab/><text:tab/><text:tab/></text:span><text:span text:style-name="T87">dans (pas de mouvement)</text:span></text:p>
      <text:p text:style-name="P25"><text:span text:style-name="T31">006</text:span><text:tab/>-<text:span text:style-name="T3">que <text:tab/><text:tab/><text:tab/><text:tab/><text:tab/><text:tab/><text:tab/><text:tab/></text:span><text:span text:style-name="T89">et</text:span></text:p>
      <text:p text:style-name="P25"><text:span text:style-name="T31">007</text:span><text:tab/><text:span text:style-name="T3">nōn<text:tab/><text:tab/><text:tab/><text:tab/><text:tab/><text:tab/><text:tab/><text:tab/></text:span><text:span text:style-name="T89">ne… pas…</text:span></text:p>
      <text:p text:style-name="P25"><text:span text:style-name="T31">008</text:span><text:tab/><text:span text:style-name="T4">hic, hæc, hoc<text:tab/><text:tab/><text:tab/><text:tab/><text:tab/><text:tab/><text:tab/></text:span><text:span text:style-name="T90">celui-ci, celle-ci, ceux-ci… </text:span></text:p>
      <text:p text:style-name="P25"><text:span text:style-name="T31">009</text:span><text:tab/><text:span text:style-name="T4">is, ea, id<text:tab/><text:tab/><text:tab/><text:tab/><text:tab/><text:tab/><text:tab/></text:span><text:span text:style-name="T90">ceci, ça</text:span></text:p>
      <text:p text:style-name="P25"><text:span text:style-name="T31">010</text:span><text:tab/><text:span text:style-name="T4">ego<text:tab/><text:tab/><text:tab/><text:tab/><text:tab/><text:tab/><text:tab/><text:tab/></text:span><text:span text:style-name="T90">moi je</text:span></text:p>
      <text:p text:style-name="P25"><text:span text:style-name="T31">011</text:span><text:tab/><text:span text:style-name="T4">ille, illa, illud<text:tab/><text:tab/><text:tab/><text:tab/><text:tab/><text:tab/><text:tab/></text:span><text:span text:style-name="T90">celui-là, celle-là, ceux-là</text:span></text:p>
      <text:p text:style-name="P25"><text:span text:style-name="T31">012</text:span><text:tab/><text:span text:style-name="T4">tū<text:tab/><text:tab/><text:tab/><text:tab/><text:tab/><text:tab/><text:tab/><text:tab/></text:span><text:span text:style-name="T90">toi tu</text:span></text:p>
      <text:p text:style-name="P25"><text:span text:style-name="T31">013</text:span><text:tab/><text:span text:style-name="T4">ad </text:span><text:span text:style-name="T90">+ accusatif</text:span><text:span text:style-name="T4"><text:tab/><text:tab/><text:tab/><text:tab/><text:tab/><text:tab/><text:tab/></text:span><text:span text:style-name="T90">vers, à</text:span></text:p>
      <text:p text:style-name="P25"><text:span text:style-name="T31">014</text:span><text:tab/><text:span text:style-name="T4">quis, quæ, quid </text:span><text:span text:style-name="T90">(pronom interrogatif)</text:span><text:span text:style-name="T4"> <text:tab/><text:tab/><text:tab/><text:tab/></text:span><text:span text:style-name="T90">qui ?</text:span></text:p>
      <text:p text:style-name="P25"><text:span text:style-name="T31">015</text:span><text:tab/><text:span text:style-name="T5">ut </text:span><text:span text:style-name="T105">(conjonction de subordination)</text:span><text:span text:style-name="T5"><text:tab/><text:tab/><text:tab/><text:tab/></text:span></text:p>
      <text:p text:style-name="P25"><text:span text:style-name="T31">016</text:span><text:tab/><text:span text:style-name="T6">sī <text:tab/><text:tab/><text:tab/><text:tab/><text:tab/><text:tab/><text:tab/><text:tab/></text:span><text:span text:style-name="T91">si</text:span></text:p>
      <text:p text:style-name="P26"><text:span text:style-name="T31">017</text:span><text:tab/><text:span text:style-name="T6">omnis, omnis, omne<text:tab/><text:tab/><text:tab/><text:tab/><text:tab/><text:tab/></text:span><text:span text:style-name="T91">chaque, tout, </text:span><text:span text:style-name="T108">tous</text:span></text:p>
      <text:p text:style-name="P27"><text:span text:style-name="T31">018</text:span><text:tab/><text:span text:style-name="T6">ā, ab </text:span><text:span text:style-name="T91">+ ablatif</text:span><text:span text:style-name="T6"><text:tab/><text:tab/><text:tab/><text:tab/><text:tab/><text:tab/><text:tab/></text:span><text:span text:style-name="T91">à partir de</text:span></text:p>
      <text:p text:style-name="P25"><text:span text:style-name="T31">019</text:span><text:tab/>sē, suī, sibi, sē <text:span text:style-name="T106">(pronom réfléchi renvoyant au sujet)</text:span></text:p>
      <text:p text:style-name="P28"><text:span text:style-name="T31">020</text:span><text:tab/><text:span text:style-name="T7">sed<text:tab/><text:tab/><text:tab/><text:tab/><text:tab/><text:tab/><text:tab/><text:tab/></text:span><text:span text:style-name="T92">mais</text:span></text:p>
      <text:p text:style-name="P29"><text:span text:style-name="T31">021</text:span><text:tab/><text:span text:style-name="T7">possum, potes, posse, potu</text:span>ī, -<text:tab/><text:tab/><text:tab/><text:tab/><text:tab/><text:span text:style-name="T92">pouvoir</text:span></text:p>
      <text:p text:style-name="P25"><text:span text:style-name="T31">022</text:span><text:tab/><text:span text:style-name="T8">cum </text:span><text:span text:style-name="T93">(conjonction de subordination suivie de l’indicatif)</text:span><text:span text:style-name="T8"><text:tab/><text:tab/></text:span><text:span text:style-name="T93">quand, lorsque</text:span></text:p>
      <text:p text:style-name="P30"><text:span text:style-name="T31">02</text:span><text:span text:style-name="T33">3</text:span><text:tab/><text:span text:style-name="T8">cum </text:span><text:span text:style-name="T93">(conjonction de subordination suivie du subjonctif)</text:span><text:span text:style-name="T8"><text:tab/><text:tab/></text:span><text:span text:style-name="T93">du moment que, puisque</text:span></text:p>
      <text:p text:style-name="P31"><text:span text:style-name="T31">024</text:span><text:tab/><text:span text:style-name="T9">ē, ex </text:span><text:span text:style-name="T94">+ ablatif</text:span><text:span text:style-name="T9"><text:tab/><text:tab/><text:tab/><text:tab/><text:tab/><text:tab/><text:tab/></text:span><text:span text:style-name="T94">hors de</text:span></text:p>
      <text:p text:style-name="P25"><text:span text:style-name="T31">025</text:span><text:tab/><text:span text:style-name="T9">ipse, ipsa, ipsum<text:tab/><text:tab/><text:tab/><text:tab/><text:tab/><text:tab/></text:span><text:span text:style-name="T94">-même (moi-même, toi-même, lui-même)</text:span></text:p>
      <text:p text:style-name="P25"><text:span text:style-name="T31">026</text:span><text:tab/><text:span text:style-name="T11">facio, facis, facere, fēcī, factum<text:tab/><text:tab/><text:tab/><text:tab/><text:tab/></text:span><text:span text:style-name="T95">faire</text:span></text:p>
      <text:p text:style-name="P32"><text:span text:style-name="T31">027</text:span><text:tab/><text:span text:style-name="T11">dīco, <text:s/>dīcis, <text:s/>dīcere, <text:s/>dīxī, dīctum<text:tab/><text:tab/><text:tab/><text:tab/></text:span><text:span text:style-name="T95">dire</text:span></text:p>
      <text:p text:style-name="P25"><text:span text:style-name="T31">028</text:span><text:tab/><text:span text:style-name="T12">suus, sua, suum <text:tab/><text:tab/><text:tab/><text:tab/><text:tab/><text:tab/>s</text:span><text:span text:style-name="T96">on, </text:span><text:span text:style-name="T157">s</text:span><text:span text:style-name="T96">a, </text:span><text:span text:style-name="T157">s</text:span><text:span text:style-name="T96">es</text:span></text:p>
      <text:p text:style-name="P33"><text:span text:style-name="T31">029</text:span><text:tab/><text:span text:style-name="T13">rēs, rēī </text:span><text:span text:style-name="T97">f.</text:span><text:span text:style-name="T13"><text:tab/><text:tab/><text:tab/><text:tab/><text:tab/><text:tab/><text:tab/></text:span><text:span text:style-name="T10">la chose</text:span></text:p>
      <text:p text:style-name="P33"><text:span text:style-name="T31">030</text:span><text:tab/><text:span text:style-name="T13">uideo, uidēs, uidēre, uīdī, uīsum<text:tab/><text:tab/><text:tab/><text:tab/><text:tab/></text:span><text:span text:style-name="T97">voir</text:span></text:p>
      <text:p text:style-name="P25"><text:span text:style-name="T31">031</text:span><text:tab/><text:span text:style-name="T14">atque </text:span><text:span text:style-name="T98">(avant voyelle ; </text:span><text:span text:style-name="T154">voyez </text:span><text:span text:style-name="T205">a</text:span><text:span text:style-name="T206">c</text:span><text:span text:style-name="T98">)</text:span><text:span text:style-name="T14"><text:tab/><text:tab/><text:tab/><text:tab/><text:tab/></text:span><text:span text:style-name="T98">et</text:span></text:p>
      <text:p text:style-name="P25"><text:span text:style-name="T31">032</text:span><text:tab/><text:span text:style-name="T14">aut<text:tab/><text:tab/><text:tab/><text:tab/><text:tab/><text:tab/><text:tab/><text:tab/></text:span><text:span text:style-name="T98">ou bien</text:span></text:p>
      <text:p text:style-name="P25"><text:span text:style-name="T31">033</text:span><text:tab/><text:span text:style-name="T14">nec<text:tab/><text:tab/><text:tab/><text:tab/><text:tab/><text:tab/><text:tab/><text:tab/></text:span><text:span text:style-name="T155">ni</text:span></text:p>
      <text:p text:style-name="P25"><text:span text:style-name="T31">034</text:span><text:tab/><text:span text:style-name="T15">dē </text:span><text:span text:style-name="T99">+ ablatif</text:span><text:span text:style-name="T15"><text:tab/><text:tab/><text:tab/><text:tab/><text:tab/><text:tab/><text:tab/></text:span><text:span text:style-name="T99">de, à propos de</text:span></text:p>
      <text:p text:style-name="P25"><text:span text:style-name="T31">035</text:span><text:tab/><text:span text:style-name="T15">magnus, magna, magnum<text:tab/><text:tab/><text:tab/><text:tab/><text:tab/></text:span><text:span text:style-name="T99">grand</text:span><text:span text:style-name="T100">(e)</text:span></text:p>
      <text:p text:style-name="P25"><text:span text:style-name="T31">036</text:span><text:tab/><text:span text:style-name="T15">cum </text:span><text:span text:style-name="T99">+ ablatif</text:span><text:span text:style-name="T15"><text:tab/><text:tab/><text:tab/><text:tab/><text:tab/><text:tab/><text:tab/></text:span><text:span text:style-name="T99">avec</text:span></text:p>
      <text:p text:style-name="P25"><text:span text:style-name="T31">037</text:span><text:tab/><text:span text:style-name="T15">do, dās, dare, dedī, datum<text:tab/><text:tab/><text:tab/><text:tab/><text:tab/></text:span><text:span text:style-name="T99">donner</text:span></text:p>
      <text:p text:style-name="P34"><text:span text:style-name="T31">038</text:span><text:tab/><text:span text:style-name="T16">habeo, habēs, habēre, habuī, habitum<text:tab/><text:tab/><text:tab/><text:tab/></text:span><text:span text:style-name="T101">avoir, posséder</text:span></text:p>
      <text:p text:style-name="P25"><text:span text:style-name="T31">039</text:span><text:tab/><text:span text:style-name="T17">tam… quam… <text:tab/><text:tab/><text:tab/><text:tab/><text:tab/><text:tab/><text:tab/></text:span><text:span text:style-name="T102">autant… que…</text:span></text:p>
      <text:p text:style-name="P25"><text:span text:style-name="T31">040</text:span><text:tab/><text:span text:style-name="T18">meus, mea, meum<text:tab/><text:tab/><text:tab/><text:tab/><text:tab/><text:tab/></text:span><text:span text:style-name="T103">mon, ma, mes</text:span></text:p>
      <text:p text:style-name="P25"><text:span text:style-name="T31">041</text:span><text:tab/><text:span text:style-name="T18">ac </text:span><text:span text:style-name="T103">(avant consonne ; voyez atque)</text:span><text:span text:style-name="T18"><text:tab/><text:tab/><text:tab/><text:tab/></text:span><text:span text:style-name="T103">et</text:span></text:p>
      <text:p text:style-name="P25"><text:span text:style-name="T31">042</text:span><text:tab/><text:span text:style-name="T19">enim<text:tab/><text:tab/><text:tab/><text:tab/><text:tab/><text:tab/><text:tab/><text:tab/></text:span><text:span text:style-name="T104">en effet</text:span></text:p>
      <text:p text:style-name="P25"><text:span text:style-name="T31">043</text:span><text:tab/><text:span text:style-name="T19">per </text:span><text:span text:style-name="T104">+ accusatif</text:span><text:span text:style-name="T19"><text:tab/><text:tab/><text:tab/><text:tab/><text:tab/><text:tab/><text:tab/></text:span><text:span text:style-name="T104">par, à travers</text:span></text:p>
      <text:p text:style-name="P25"><text:span text:style-name="T31">044</text:span><text:tab/><text:span text:style-name="T19">tuus, tua, tuum<text:tab/><text:tab/><text:tab/><text:tab/><text:tab/><text:tab/><text:tab/></text:span><text:span text:style-name="T104">ton, ta, tes</text:span></text:p>
      <text:p text:style-name="P25"><text:span text:style-name="T31">045</text:span><text:tab/><text:span text:style-name="T19">multus, multa, multum<text:tab/><text:tab/><text:tab/><text:tab/><text:tab/><text:tab/></text:span><text:span text:style-name="T104">nombreux</text:span></text:p>
      <text:p text:style-name="P35"><text:span text:style-name="T31">046</text:span><text:tab/>homo, hominis <text:span text:style-name="T85">m.</text:span><text:tab/><text:tab/><text:tab/><text:tab/><text:tab/><text:tab/><text:span text:style-name="T85">homme, être humain</text:span></text:p>
      <text:p text:style-name="P36"><text:span text:style-name="T31">047</text:span><text:tab/>alius, alia, aliud<text:tab/><text:tab/><text:tab/><text:tab/><text:tab/><text:tab/><text:tab/><text:span text:style-name="T100">autre, différent(e)</text:span></text:p>
      <text:p text:style-name="P16"><text:span text:style-name="T32">0</text:span><text:span text:style-name="T34">48</text:span><text:span text:style-name="T1"><text:tab/>etiam <text:tab/><text:tab/><text:tab/><text:tab/><text:tab/><text:tab/><text:tab/><text:tab/></text:span><text:span text:style-name="T111">encore</text:span></text:p>
      <text:p text:style-name="P2"><text:span text:style-name="T32">0</text:span><text:span text:style-name="T34">49</text:span><text:span text:style-name="T1"><text:tab/>iam<text:tab/><text:tab/><text:tab/><text:tab/><text:tab/><text:tab/><text:tab/><text:tab/></text:span><text:span text:style-name="T111">déjà</text:span></text:p>
      <text:p text:style-name="P37"><text:span text:style-name="T32">0</text:span><text:span text:style-name="T34">50</text:span><text:span text:style-name="T207"><text:tab/></text:span><text:span text:style-name="T208">animus, anim</text:span><text:span text:style-name="T209">ī </text:span><text:span text:style-name="T210">m.</text:span><text:span text:style-name="T208"><text:tab/><text:tab/><text:tab/><text:tab/><text:tab/><text:tab/></text:span><text:span text:style-name="T210">l</text:span><text:span text:style-name="T211">’esprit</text:span></text:p>
      <text:p text:style-name="P39"><text:soft-page-break/><text:span text:style-name="T85">Vocabulaire latin  </text:span><text:span text:style-name="T109">(fiche n°2)</text:span></text:p>
      <text:p text:style-name="P42"><text:span text:style-name="T22">N</text:span><text:span text:style-name="T23">ulla diēs </text:span><text:span text:style-name="T217">sine </text:span><text:span text:style-name="T29">līneā</text:span><text:span text:style-name="T28"> </text:span><text:span text:style-name="T216">! (d’après Pline l’Ancien à propos d’Apelle)</text:span></text:p>
      <text:p text:style-name="P41"/>
      <text:p text:style-name="P17"><text:span text:style-name="T77">0</text:span><text:span text:style-name="T78">51</text:span><text:span text:style-name="T201"><text:tab/></text:span><text:span text:style-name="T202">neque<text:tab/><text:tab/><text:tab/><text:tab/><text:tab/><text:tab/><text:tab/><text:tab/></text:span><text:span text:style-name="T156">et … ne … pas …</text:span></text:p>
      <text:p text:style-name="P18"><text:span text:style-name="T32">0</text:span><text:span text:style-name="T34">52</text:span><text:span text:style-name="T1"><text:tab/>uolo, uīs, uelle, uoluī, -<text:tab/><text:tab/><text:tab/><text:tab/><text:tab/><text:tab/></text:span><text:span text:style-name="T110">vouloir</text:span></text:p>
      <text:p text:style-name="P3"><text:span text:style-name="T32">0</text:span><text:span text:style-name="T34">53</text:span><text:span text:style-name="T1"><text:tab/>ut (</text:span><text:span text:style-name="T115">adverbe)</text:span><text:span text:style-name="T1"><text:tab/><text:tab/><text:tab/><text:tab/><text:tab/><text:tab/><text:tab/></text:span><text:span text:style-name="T112">comme</text:span></text:p>
      <text:p text:style-name="P19"><text:span text:style-name="T32">0</text:span><text:span text:style-name="T34">54</text:span><text:span text:style-name="T1"><text:tab/>īdem, eadem, idem<text:tab/><text:tab/><text:tab/><text:tab/><text:tab/><text:tab/></text:span><text:span text:style-name="T113">le même, la même</text:span></text:p>
      <text:p text:style-name="P3"><text:span text:style-name="T32">0</text:span><text:span text:style-name="T34">55</text:span><text:span text:style-name="T1"><text:tab/>tamen<text:tab/><text:tab/><text:tab/><text:tab/><text:tab/><text:tab/><text:tab/><text:tab/></text:span><text:span text:style-name="T114">pourtant</text:span></text:p>
      <text:p text:style-name="P17"><text:span text:style-name="T32">0</text:span><text:span text:style-name="T34">56</text:span><text:span text:style-name="T1"><text:tab/>quod </text:span><text:span text:style-name="T88">(conjonction de subordination)</text:span><text:span text:style-name="T1"><text:tab/><text:tab/><text:tab/><text:tab/><text:tab/><text:tab/><text:tab/><text:tab/></text:span></text:p>
      <text:p text:style-name="P3"><text:span text:style-name="T32">0</text:span><text:span text:style-name="T34">57</text:span><text:span text:style-name="T1"><text:tab/>nihil (</text:span><text:span text:style-name="T116">nom commun indéclinable)</text:span><text:span text:style-name="T212"><text:tab/><text:tab/><text:tab/><text:tab/></text:span><text:span text:style-name="T116">rien</text:span></text:p>
      <text:p text:style-name="P17"><text:span text:style-name="T32">0</text:span><text:span text:style-name="T34">5</text:span><text:span text:style-name="T35">8</text:span><text:span text:style-name="T1"><text:tab/>iste, ista, istud<text:tab/><text:tab/><text:tab/><text:tab/><text:tab/><text:tab/><text:tab/></text:span><text:span text:style-name="T117">celui-ci</text:span></text:p>
      <text:p text:style-name="P11"><text:span text:style-name="T32">0</text:span><text:span text:style-name="T35">59</text:span><text:span text:style-name="T1"><text:tab/>causa, causæ </text:span><text:span text:style-name="T88">f.</text:span><text:span text:style-name="T1"><text:tab/><text:tab/><text:tab/><text:tab/><text:tab/><text:tab/><text:tab/></text:span><text:span text:style-name="T88">la cause</text:span></text:p>
      <text:p text:style-name="P17"><text:span text:style-name="T32">0</text:span><text:span text:style-name="T35">60</text:span><text:span text:style-name="T1"><text:tab/>nōs<text:tab/><text:tab/><text:tab/><text:tab/><text:tab/><text:tab/><text:tab/><text:tab/></text:span><text:span text:style-name="T125">nous</text:span></text:p>
      <text:p text:style-name="P3"><text:span text:style-name="T32">0</text:span><text:span text:style-name="T35">61</text:span><text:span text:style-name="T1"><text:tab/>nullus, nulla, nullum<text:tab/><text:tab/><text:tab/><text:tab/><text:tab/><text:tab/></text:span><text:span text:style-name="T118">aucun, aucune ; nul(le)</text:span></text:p>
      <text:p text:style-name="P20"><text:span text:style-name="T32">0</text:span><text:span text:style-name="T35">62</text:span><text:span text:style-name="T1"><text:tab/>locus, locī </text:span><text:span text:style-name="T88">m.</text:span><text:span text:style-name="T1"><text:tab/><text:tab/><text:tab/><text:tab/><text:tab/><text:tab/><text:tab/></text:span><text:span text:style-name="T119">le lieu</text:span></text:p>
      <text:p text:style-name="P4"><text:span text:style-name="T32">0</text:span><text:span text:style-name="T35">63</text:span><text:span text:style-name="T1"><text:tab/>fero, fers, ferre, tulī, lātum<text:tab/><text:tab/><text:tab/><text:tab/><text:tab/></text:span><text:span text:style-name="T120">porter</text:span></text:p>
      <text:p text:style-name="P21"><text:span text:style-name="T32">0</text:span><text:span text:style-name="T35">64</text:span><text:span text:style-name="T1"><text:tab/>ūnus, <text:s/>ūna, <text:s/>ūnum<text:tab/><text:tab/><text:tab/><text:tab/><text:tab/><text:tab/></text:span><text:span text:style-name="T121">un seul</text:span></text:p>
      <text:p text:style-name="P3"><text:span text:style-name="T32">0</text:span><text:span text:style-name="T35">65</text:span><text:span text:style-name="T1"><text:tab/>noster, nostra, nostrum<text:tab/><text:tab/><text:tab/><text:tab/><text:tab/><text:tab/></text:span><text:span text:style-name="T88">nôtre</text:span></text:p>
      <text:p text:style-name="P17"><text:span text:style-name="T32">0</text:span><text:span text:style-name="T35">66</text:span><text:span text:style-name="T1"><text:tab/>nunc<text:tab/><text:tab/><text:tab/><text:tab/><text:tab/><text:tab/><text:tab/><text:tab/></text:span><text:span text:style-name="T122">maintenant</text:span></text:p>
      <text:p text:style-name="P3"><text:span text:style-name="T32">0</text:span><text:span text:style-name="T35">67</text:span><text:span text:style-name="T1"><text:tab/>nē </text:span><text:span text:style-name="T88">(conjonction de subordination)<text:tab/><text:tab/><text:tab/><text:tab/></text:span><text:span text:style-name="T123">que … ne … pas …</text:span></text:p>
      <text:p text:style-name="P17"><text:span text:style-name="T32">0</text:span><text:span text:style-name="T35">68</text:span><text:span text:style-name="T1"><text:tab/>quidem<text:tab/><text:tab/><text:tab/><text:tab/><text:tab/><text:tab/><text:tab/><text:tab/></text:span><text:span text:style-name="T124">du moins</text:span></text:p>
      <text:p text:style-name="P5"><text:span text:style-name="T32">0</text:span><text:span text:style-name="T35">69</text:span><text:span text:style-name="T1"><text:tab/>uenio, uenīs, uenīre, uēnī, uentum<text:tab/><text:tab/><text:tab/><text:tab/></text:span><text:span text:style-name="T88">venir</text:span></text:p>
      <text:p text:style-name="P17"><text:span text:style-name="T32">0</text:span><text:span text:style-name="T35">70</text:span><text:span text:style-name="T1"><text:tab/>nam<text:tab/><text:tab/><text:tab/><text:tab/><text:tab/><text:tab/><text:tab/><text:tab/></text:span><text:span text:style-name="T126">en effet</text:span></text:p>
      <text:p text:style-name="P75"><text:span text:style-name="T32">0</text:span><text:span text:style-name="T35">71</text:span><text:span text:style-name="T1"><text:tab/>diēs, diēī </text:span><text:span text:style-name="T88">f.</text:span><text:span text:style-name="T1"><text:tab/><text:tab/><text:tab/><text:tab/><text:tab/><text:tab/><text:tab/></text:span><text:span text:style-name="T127">le jour</text:span></text:p>
      <text:p text:style-name="P17"><text:span text:style-name="T32">0</text:span><text:span text:style-name="T35">72</text:span><text:span text:style-name="T1"><text:tab/>pars, partis </text:span><text:span text:style-name="T88">f.</text:span><text:span text:style-name="T1"><text:tab/><text:tab/><text:tab/><text:tab/><text:tab/><text:tab/><text:tab/></text:span><text:span text:style-name="T128">la partie</text:span></text:p>
      <text:p text:style-name="P3"><text:span text:style-name="T32">0</text:span><text:span text:style-name="T35">73</text:span><text:span text:style-name="T1"><text:tab/>bonus, bona, bonum<text:tab/><text:tab/><text:tab/><text:tab/><text:tab/><text:tab/></text:span><text:span text:style-name="T129">bon</text:span></text:p>
      <text:p text:style-name="P17"><text:span text:style-name="T32">0</text:span><text:span text:style-name="T35">74</text:span><text:span text:style-name="T1"><text:tab/>ita<text:tab/><text:tab/><text:tab/><text:tab/><text:tab/><text:tab/><text:tab/><text:tab/></text:span><text:span text:style-name="T130">ainsi</text:span></text:p>
      <text:p text:style-name="P6"><text:span text:style-name="T32">0</text:span><text:span text:style-name="T35">75</text:span><text:span text:style-name="T1"><text:tab/>ago, agis, agere, ēgī, actum<text:tab/><text:tab/><text:tab/><text:tab/><text:tab/></text:span><text:span text:style-name="T88">agir</text:span></text:p>
      <text:p text:style-name="P17"><text:span text:style-name="T32">0</text:span><text:span text:style-name="T35">76</text:span><text:span text:style-name="T1"><text:tab/>tempus, temporis </text:span><text:span text:style-name="T88">n.</text:span><text:span text:style-name="T1"><text:tab/><text:tab/><text:tab/><text:tab/><text:tab/><text:tab/></text:span><text:span text:style-name="T131">le temps</text:span></text:p>
      <text:p text:style-name="P7"><text:span text:style-name="T32">0</text:span><text:span text:style-name="T35">77</text:span><text:span text:style-name="T1"><text:tab/>uir, uirī </text:span><text:span text:style-name="T88">m.</text:span><text:span text:style-name="T1"><text:tab/><text:tab/><text:tab/><text:tab/><text:tab/><text:tab/><text:tab/></text:span><text:span text:style-name="T132">l’homme (l’être de sexe masculin)</text:span></text:p>
      <text:p text:style-name="P17"><text:span text:style-name="T32">0</text:span><text:span text:style-name="T35">78</text:span><text:span text:style-name="T1"><text:tab/>aliquis, aliqua, aliquid<text:tab/><text:tab/><text:tab/><text:tab/><text:tab/><text:tab/></text:span><text:span text:style-name="T88">quelqu’un</text:span></text:p>
      <text:p text:style-name="P8"><text:span text:style-name="T32">0</text:span><text:span text:style-name="T35">79</text:span><text:span text:style-name="T1"><text:tab/>deus, deī </text:span><text:span text:style-name="T88">m.</text:span><text:span text:style-name="T1"><text:tab/><text:tab/><text:tab/><text:tab/><text:tab/><text:tab/><text:tab/></text:span><text:span text:style-name="T133">le dieu</text:span></text:p>
      <text:p text:style-name="P22"><text:span text:style-name="T32">0</text:span><text:span text:style-name="T35">80</text:span><text:span text:style-name="T1"><text:tab/>populus, popul</text:span><text:span text:style-name="T201">ī </text:span><text:span text:style-name="T134">m.</text:span><text:span text:style-name="T203"><text:tab/><text:tab/><text:tab/><text:tab/><text:tab/><text:tab/></text:span><text:span text:style-name="T134">le peuple</text:span></text:p>
      <text:p text:style-name="P3"><text:span text:style-name="T32">0</text:span><text:span text:style-name="T35">81</text:span><text:span text:style-name="T1"><text:tab/>tum<text:tab/><text:tab/><text:tab/><text:tab/><text:tab/><text:tab/><text:tab/><text:tab/></text:span><text:span text:style-name="T135">alors</text:span></text:p>
      <text:p text:style-name="P17"><text:span text:style-name="T32">0</text:span><text:span text:style-name="T35">82</text:span><text:span text:style-name="T1"><text:tab/>manus, manūs </text:span><text:span text:style-name="T88">f.</text:span><text:span text:style-name="T1"><text:tab/><text:tab/><text:tab/><text:tab/><text:tab/><text:tab/></text:span><text:span text:style-name="T135">la main</text:span></text:p>
      <text:p text:style-name="P9"><text:span text:style-name="T32">0</text:span><text:span text:style-name="T35">83</text:span><text:span text:style-name="T1"><text:tab/>bellum, bellī </text:span><text:span text:style-name="T88">n.</text:span><text:span text:style-name="T1"><text:tab/><text:tab/><text:tab/><text:tab/><text:tab/><text:tab/><text:tab/></text:span><text:span text:style-name="T136">la guerre</text:span></text:p>
      <text:p text:style-name="P17"><text:span text:style-name="T32">0</text:span><text:span text:style-name="T35">84</text:span><text:span text:style-name="T1"><text:tab/>magis<text:tab/><text:tab/><text:tab/><text:tab/><text:tab/><text:tab/><text:tab/><text:tab/></text:span><text:span text:style-name="T137">davantage</text:span></text:p>
      <text:p text:style-name="P3"><text:span text:style-name="T32">0</text:span><text:span text:style-name="T35">85</text:span><text:span text:style-name="T1"><text:tab/>uōs<text:tab/><text:tab/><text:tab/><text:tab/><text:tab/><text:tab/><text:tab/><text:tab/></text:span><text:span text:style-name="T137">vous</text:span></text:p>
      <text:p text:style-name="P17"><text:span text:style-name="T32">0</text:span><text:span text:style-name="T35">86</text:span><text:span text:style-name="T1"><text:tab/>inter </text:span><text:span text:style-name="T88">+ accusatif</text:span><text:span text:style-name="T1"><text:tab/><text:tab/><text:tab/><text:tab/><text:tab/><text:tab/></text:span><text:span text:style-name="T138">entre</text:span></text:p>
      <text:p text:style-name="P3"><text:span text:style-name="T32">0</text:span><text:span text:style-name="T35">87</text:span><text:span text:style-name="T1"><text:tab/>tam<text:tab/><text:tab/><text:tab/><text:tab/><text:tab/><text:tab/><text:tab/><text:tab/></text:span><text:span text:style-name="T88">alors</text:span></text:p>
      <text:p text:style-name="P17"><text:span text:style-name="T32">0</text:span><text:span text:style-name="T35">88</text:span><text:span text:style-name="T1"><text:tab/>corpus, corporis </text:span><text:span text:style-name="T88">n.</text:span><text:span text:style-name="T1"><text:tab/><text:tab/><text:tab/><text:tab/><text:tab/><text:tab/></text:span><text:span text:style-name="T139">le corps</text:span></text:p>
      <text:p text:style-name="P3"><text:span text:style-name="T32">0</text:span><text:span text:style-name="T35">89</text:span><text:span text:style-name="T1"><text:tab/>nisi<text:tab/><text:tab/><text:tab/><text:tab/><text:tab/><text:tab/><text:tab/><text:tab/></text:span><text:span text:style-name="T88">si … ne … pas … </text:span></text:p>
      <text:p text:style-name="P17"><text:span text:style-name="T32">0</text:span><text:span text:style-name="T35">90</text:span><text:span text:style-name="T1"><text:tab/>quoque<text:tab/><text:tab/><text:tab/><text:tab/><text:tab/><text:tab/><text:tab/><text:tab/></text:span><text:span text:style-name="T140">aussi</text:span></text:p>
      <text:p text:style-name="P23"><text:span text:style-name="T77">0</text:span><text:span text:style-name="T79">91</text:span><text:span text:style-name="T201"><text:tab/>puto, putā</text:span><text:span text:style-name="T204">s, <text:s/></text:span><text:span text:style-name="T201">putā</text:span><text:span text:style-name="T204">re, </text:span><text:span text:style-name="T201">putā</text:span><text:span text:style-name="T204">u</text:span><text:span text:style-name="T201">ī, putā</text:span><text:span text:style-name="T204">tum<text:tab/><text:tab/><text:tab/><text:tab/></text:span><text:span text:style-name="T152">penser</text:span></text:p>
      <text:p text:style-name="P14"><text:span text:style-name="T31">0</text:span><text:span text:style-name="T37">9</text:span><text:span text:style-name="T38">2</text:span><text:tab/><text:span text:style-name="T4">quis, quæ, quid </text:span><text:span text:style-name="T90">(pronom in</text:span><text:span text:style-name="T141">défini</text:span><text:span text:style-name="T90">)</text:span><text:span text:style-name="T4"> <text:tab/><text:tab/><text:tab/><text:tab/></text:span><text:span text:style-name="T90">qu</text:span><text:span text:style-name="T142">elqu</text:span><text:span text:style-name="T143">e, </text:span><text:span text:style-name="T146">certain</text:span><text:span text:style-name="T143"> </text:span><text:span text:style-name="T145">(</text:span><text:span text:style-name="T218">quis deus </text:span><text:span text:style-name="T144">: un certain dieu</text:span><text:span text:style-name="T145">)</text:span></text:p>
      <text:p text:style-name="P1"><text:span text:style-name="T32">0</text:span><text:span text:style-name="T35">9</text:span><text:span text:style-name="T38">3</text:span><text:span text:style-name="T1"><text:tab/>pater, patris </text:span><text:span text:style-name="T88">m.</text:span><text:span text:style-name="T1"><text:tab/><text:tab/><text:tab/><text:tab/><text:tab/><text:tab/><text:tab/></text:span><text:span text:style-name="T147">le père</text:span></text:p>
      <text:p text:style-name="P10"><text:span text:style-name="T32">0</text:span><text:span text:style-name="T35">9</text:span><text:span text:style-name="T38">4</text:span><text:span text:style-name="T32"><text:tab/></text:span><text:span text:style-name="T214">sīc<text:tab/><text:tab/><text:tab/><text:tab/><text:tab/><text:tab/><text:tab/><text:tab/></text:span><text:span text:style-name="T148">ainsi</text:span></text:p>
      <text:p text:style-name="P55"><text:span text:style-name="T32">0</text:span><text:span text:style-name="T35">9</text:span><text:span text:style-name="T36">5</text:span><text:span text:style-name="T1"><text:tab/>rēspūblica, <text:s/>rēīpūblicæ </text:span><text:span text:style-name="T88">f.</text:span><text:span text:style-name="T1"><text:tab/><text:tab/><text:tab/><text:tab/><text:tab/></text:span><text:span text:style-name="T149">l’état</text:span></text:p>
      <text:p text:style-name="P1"><text:span text:style-name="T32">0</text:span><text:span text:style-name="T35">9</text:span><text:span text:style-name="T36">6</text:span><text:span text:style-name="T1"><text:tab/>at<text:tab/><text:tab/><text:tab/><text:tab/><text:tab/><text:tab/><text:tab/><text:tab/></text:span><text:span text:style-name="T88">mais</text:span></text:p>
      <text:p text:style-name="P12"><text:span text:style-name="T32">0</text:span><text:span text:style-name="T35">9</text:span><text:span text:style-name="T36">7</text:span><text:span text:style-name="T1"><text:tab/>rēx, rēgis </text:span><text:span text:style-name="T88">m.</text:span><text:span text:style-name="T1"><text:tab/><text:tab/><text:tab/><text:tab/><text:tab/><text:tab/><text:tab/></text:span><text:span text:style-name="T150">le roi</text:span></text:p>
      <text:p text:style-name="P12"><text:span text:style-name="T32">0</text:span><text:span text:style-name="T35">9</text:span><text:span text:style-name="T36">8</text:span><text:span text:style-name="T1"><text:tab/>uīs [</text:span><text:span text:style-name="T88">acc.</text:span><text:span text:style-name="T1"> uim, </text:span><text:span text:style-name="T88">abl.</text:span><text:span text:style-name="T1"> uī, </text:span><text:span text:style-name="T88">nom.+acc. </text:span><text:span text:style-name="T151">plur.</text:span><text:span text:style-name="T1"> uīrēs, </text:span><text:span text:style-name="T150">g. plu.</text:span><text:span text:style-name="T215"> uīrium] </text:span><text:span text:style-name="T150">f.</text:span><text:span text:style-name="T215"><text:tab/></text:span><text:span text:style-name="T150">la force</text:span></text:p>
      <text:p text:style-name="P13"><text:span text:style-name="T32">0</text:span><text:span text:style-name="T35">9</text:span><text:span text:style-name="T36">9</text:span><text:span text:style-name="T1"><text:tab/>tōtus, tōta, tōtum<text:tab/><text:tab/><text:tab/><text:tab/><text:tab/><text:tab/></text:span><text:span text:style-name="T153">entier</text:span></text:p>
      <text:p text:style-name="P1"><text:span text:style-name="T36">100<text:tab/></text:span><text:span text:style-name="T1">an<text:tab/><text:tab/><text:tab/><text:tab/><text:tab/><text:tab/><text:tab/><text:tab/></text:span><text:span text:style-name="T88">est-ce que ?</text:span></text:p>
      <text:p text:style-name="P88"><text:soft-page-break/><text:span text:style-name="T85">Vocabulaire latin  </text:span><text:span text:style-name="T109">(fiche n</text:span><text:span text:style-name="T166">°3</text:span><text:span text:style-name="T109">)</text:span></text:p>
      <text:p text:style-name="P89">xxxx</text:p>
      <text:p text:style-name="P90"/>
      <text:p text:style-name="P52"><text:span text:style-name="T77"/></text:p>
      <text:p text:style-name="P44"><text:span text:style-name="T36">10</text:span><text:span text:style-name="T39">1</text:span><text:span text:style-name="T80"><text:tab/></text:span><text:span text:style-name="T219">superus, supera, superum<text:tab/></text:span><text:span text:style-name="T88"><text:tab/><text:tab/><text:tab/><text:tab/></text:span><text:span text:style-name="T159">en haut, supérieur</text:span></text:p>
      <text:p text:style-name="P44"><text:span text:style-name="T36">10</text:span><text:span text:style-name="T39">2</text:span><text:span text:style-name="T80"><text:tab/></text:span><text:span text:style-name="T219">hostis, hostis </text:span><text:span text:style-name="T159">m.<text:tab/><text:tab/></text:span><text:span text:style-name="T88"><text:tab/><text:tab/><text:tab/><text:tab/><text:tab/></text:span><text:span text:style-name="T159">l’armée</text:span></text:p>
      <text:p text:style-name="P45"><text:span text:style-name="T36">10</text:span><text:span text:style-name="T40">3</text:span><text:span text:style-name="T80"><text:tab/></text:span><text:span text:style-name="T219">autem<text:tab/><text:tab/></text:span><text:span text:style-name="T159"><text:tab/></text:span><text:span text:style-name="T88"><text:tab/><text:tab/><text:tab/><text:tab/><text:tab/></text:span><text:span text:style-name="T160">mais, d’autre part</text:span></text:p>
      <text:p text:style-name="P46"><text:span text:style-name="T36">10</text:span><text:span text:style-name="T41">4</text:span><text:span text:style-name="T80"><text:tab/></text:span><text:span text:style-name="T220">uīta, uītæ </text:span><text:span text:style-name="T161">f.</text:span><text:span text:style-name="T159"><text:tab/><text:tab/><text:tab/></text:span><text:span text:style-name="T88"><text:tab/><text:tab/><text:tab/><text:tab/></text:span><text:span text:style-name="T161">la vie</text:span></text:p>
      <text:p text:style-name="P47"><text:span text:style-name="T36">10</text:span><text:span text:style-name="T42">5</text:span><text:span text:style-name="T80"><text:tab/></text:span><text:span text:style-name="T220">prō </text:span><text:span text:style-name="T161">+ abl</text:span><text:span text:style-name="T187">atif</text:span><text:span text:style-name="T159"><text:tab/><text:tab/><text:tab/></text:span><text:span text:style-name="T88"><text:tab/><text:tab/><text:tab/><text:tab/></text:span><text:span text:style-name="T162">devant, pour</text:span></text:p>
      <text:p text:style-name="P48"><text:span text:style-name="T36">10</text:span><text:span text:style-name="T43">6</text:span><text:span text:style-name="T80"><text:tab/></text:span><text:span text:style-name="T220">sine </text:span><text:span text:style-name="T161">+ ablatif</text:span><text:span text:style-name="T159"><text:tab/><text:tab/><text:tab/></text:span><text:span text:style-name="T88"><text:tab/><text:tab/><text:tab/><text:tab/></text:span><text:span text:style-name="T163">sans</text:span></text:p>
      <text:p text:style-name="P49"><text:span text:style-name="T36">10</text:span><text:span text:style-name="T44">7</text:span><text:span text:style-name="T36"><text:tab/></text:span><text:span text:style-name="T220">fīo, fīs, fierī, factum sum, -<text:tab/><text:tab/><text:tab/><text:tab/><text:tab/></text:span><text:span text:style-name="T161">se produire, arriver</text:span></text:p>
      <text:p text:style-name="P50"><text:span text:style-name="T36">10</text:span><text:span text:style-name="T45">8</text:span><text:span text:style-name="T80"><text:tab/></text:span><text:span text:style-name="T221">domus, domūs </text:span><text:span text:style-name="T164">f.</text:span><text:span text:style-name="T221"> </text:span><text:span text:style-name="T164">(locatif : </text:span><text:span text:style-name="T221">domī</text:span><text:span text:style-name="T164">)</text:span><text:span text:style-name="T221"><text:tab/><text:tab/><text:tab/><text:tab/></text:span><text:span text:style-name="T164">la maison</text:span></text:p>
      <text:p text:style-name="P51"><text:span text:style-name="T36">10</text:span><text:span text:style-name="T46">9</text:span><text:span text:style-name="T80"><text:tab/></text:span><text:span text:style-name="T221">nōmen, nōminis </text:span><text:span text:style-name="T164">n.</text:span><text:span text:style-name="T221"><text:tab/><text:tab/><text:tab/><text:tab/><text:tab/><text:tab/></text:span><text:span text:style-name="T165">le nom</text:span></text:p>
      <text:p text:style-name="P53"><text:span text:style-name="T36">1</text:span><text:span text:style-name="T47">10</text:span><text:span text:style-name="T80"><text:tab/></text:span><text:span text:style-name="T221">urbs, urbis </text:span><text:span text:style-name="T164">f.</text:span><text:span text:style-name="T221"><text:tab/><text:tab/><text:tab/><text:tab/><text:tab/><text:tab/><text:tab/></text:span><text:span text:style-name="T164">la cité</text:span></text:p>
      <text:p text:style-name="P54"><text:span text:style-name="T36">1</text:span><text:span text:style-name="T47">1</text:span><text:span text:style-name="T48">1</text:span><text:span text:style-name="T80"><text:tab/></text:span><text:span text:style-name="T222">tantus, tanta, tantum<text:tab/><text:tab/><text:tab/><text:tab/><text:tab/><text:tab/></text:span><text:span text:style-name="T168">tel(l)(e)</text:span></text:p>
      <text:p text:style-name="P56"><text:span text:style-name="T36">1</text:span><text:span text:style-name="T47">1</text:span><text:span text:style-name="T49">2</text:span><text:span text:style-name="T80"><text:tab/></text:span><text:span text:style-name="T222">iubeo</text:span><text:span text:style-name="T168">, <text:s/></text:span><text:span text:style-name="T222">iubēs, iubēre, iussī, iussum<text:tab/><text:tab/><text:tab/><text:tab/></text:span><text:span text:style-name="T167">ordonn</text:span><text:span text:style-name="T169">er</text:span></text:p>
      <text:p text:style-name="P57"><text:span text:style-name="T36">1</text:span><text:span text:style-name="T47">1</text:span><text:span text:style-name="T50">3</text:span><text:span text:style-name="T80"><text:tab/></text:span><text:span text:style-name="T223">mitto, mittis, mittere, mīsi, missum<text:tab/><text:tab/><text:tab/><text:tab/></text:span><text:span text:style-name="T170">envoyer</text:span></text:p>
      <text:p text:style-name="P58"><text:span text:style-name="T36">1</text:span><text:span text:style-name="T47">1</text:span><text:span text:style-name="T51">4</text:span><text:span text:style-name="T36"><text:tab/></text:span><text:span text:style-name="T223">dēbeo, dēbēs, dēbēre, dēbuī, dēbitum<text:tab/><text:tab/><text:tab/><text:tab/></text:span><text:span text:style-name="T171">devoir</text:span></text:p>
      <text:p text:style-name="P59"><text:span text:style-name="T36">1</text:span><text:span text:style-name="T47">1</text:span><text:span text:style-name="T52">5</text:span><text:span text:style-name="T80"><text:tab/></text:span><text:span text:style-name="T224">peto, petis, petere, petīuī, petītum<text:tab/><text:tab/><text:tab/><text:tab/></text:span><text:span text:style-name="T172">chercher à atteindre, attaquer</text:span></text:p>
      <text:p text:style-name="P60"><text:span text:style-name="T36">1</text:span><text:span text:style-name="T47">1</text:span><text:span text:style-name="T53">6</text:span><text:span text:style-name="T80"><text:tab/></text:span><text:span text:style-name="T225">quīdam, quædam, quoddam<text:tab/><text:tab/><text:tab/><text:tab/><text:tab/></text:span><text:span text:style-name="T173">un certain</text:span></text:p>
      <text:p text:style-name="P61"><text:span text:style-name="T36">1</text:span><text:span text:style-name="T47">1</text:span><text:span text:style-name="T54">7</text:span><text:span text:style-name="T80"><text:tab/></text:span><text:span text:style-name="T226">lēx, lēgis </text:span><text:span text:style-name="T174">f.</text:span><text:span text:style-name="T226"><text:tab/><text:tab/><text:tab/><text:tab/><text:tab/><text:tab/><text:tab/></text:span><text:span text:style-name="T175">la loi</text:span></text:p>
      <text:p text:style-name="P62"><text:span text:style-name="T36">1</text:span><text:span text:style-name="T47">1</text:span><text:span text:style-name="T55">8</text:span><text:span text:style-name="T80"><text:tab/></text:span><text:span text:style-name="T227">quæro, quæris, quærere, quæsīuī, quæsītum<text:tab/><text:tab/><text:tab/></text:span><text:span text:style-name="T176">chercher</text:span></text:p>
      <text:p text:style-name="P63"><text:span text:style-name="T36">1</text:span><text:span text:style-name="T47">1</text:span><text:span text:style-name="T56">9</text:span><text:span text:style-name="T80"><text:tab/></text:span><text:span text:style-name="T228">accipio, <text:s/>accipis, <text:s/>accipere, <text:s/>accēpī, acceptum<text:tab/><text:tab/><text:tab/></text:span><text:span text:style-name="T177">recevoir</text:span></text:p>
      <text:p text:style-name="P64"><text:span text:style-name="T36">1</text:span><text:span text:style-name="T57">20</text:span><text:span text:style-name="T80"><text:tab/></text:span><text:span text:style-name="T229">crēdo, <text:s/>crēdis, <text:s/>crēdere, crēdidī, crēditum<text:tab/><text:tab/><text:tab/></text:span><text:span text:style-name="T177">croire</text:span></text:p>
      <text:p text:style-name="P65"><text:span text:style-name="T36">1</text:span><text:span text:style-name="T57">2</text:span><text:span text:style-name="T58">1</text:span><text:span text:style-name="T80"><text:tab/></text:span><text:span text:style-name="T230">modo<text:tab/><text:tab/><text:tab/><text:tab/><text:tab/><text:tab/><text:tab/><text:tab/></text:span><text:span text:style-name="T178">seulement</text:span></text:p>
      <text:p text:style-name="P66"><text:span text:style-name="T36">1</text:span><text:span text:style-name="T57">2</text:span><text:span text:style-name="T59">2</text:span><text:span text:style-name="T80"><text:tab/></text:span><text:span text:style-name="T231">virtūs, <text:s/>virtūtis </text:span><text:span text:style-name="T179">f.</text:span><text:span text:style-name="T231"><text:tab/><text:tab/><text:tab/><text:tab/><text:tab/><text:tab/></text:span><text:span text:style-name="T179">l</text:span><text:span text:style-name="T180">e mérite</text:span></text:p>
      <text:p text:style-name="P67"><text:span text:style-name="T36">1</text:span><text:span text:style-name="T57">2</text:span><text:span text:style-name="T60">3</text:span><text:span text:style-name="T80"><text:tab/></text:span><text:span text:style-name="T231">quia </text:span><text:span text:style-name="T88">(conjonction de subordination)</text:span><text:span text:style-name="T231"><text:tab/><text:tab/><text:tab/><text:tab/></text:span><text:span text:style-name="T179">parce que</text:span></text:p>
      <text:p text:style-name="P68"><text:span text:style-name="T36">1</text:span><text:span text:style-name="T57">2</text:span><text:span text:style-name="T61">4</text:span><text:span text:style-name="T80"><text:tab/></text:span><text:span text:style-name="T232">senātus, <text:s/>senātūs </text:span><text:span text:style-name="T181">m.</text:span><text:span text:style-name="T232"><text:tab/><text:tab/><text:tab/><text:tab/><text:tab/><text:tab/></text:span><text:span text:style-name="T181">le Sénat</text:span></text:p>
      <text:p text:style-name="P69"><text:span text:style-name="T36">1</text:span><text:span text:style-name="T57">2</text:span><text:span text:style-name="T62">5</text:span><text:span text:style-name="T80"><text:tab/></text:span><text:span text:style-name="T232">audio, <text:s/>audīs, audīre, audīuī, audītum<text:tab/><text:tab/><text:tab/><text:tab/></text:span><text:span text:style-name="T182">entendre</text:span></text:p>
      <text:p text:style-name="P70"><text:span text:style-name="T36">1</text:span><text:span text:style-name="T57">2</text:span><text:span text:style-name="T62">5</text:span><text:span text:style-name="T80"><text:tab/></text:span><text:span text:style-name="T233">mīles, mīlitis </text:span><text:span text:style-name="T183">m.</text:span><text:span text:style-name="T233"><text:tab/><text:tab/><text:tab/><text:tab/><text:tab/><text:tab/></text:span><text:span text:style-name="T184">le militaire</text:span></text:p>
      <text:p text:style-name="P72"><text:span text:style-name="T36">1</text:span><text:span text:style-name="T57">2</text:span><text:span text:style-name="T63">6</text:span><text:span text:style-name="T80"><text:tab/></text:span><text:span text:style-name="T233">arma, armōrum </text:span><text:span text:style-name="T183">m. pl.</text:span><text:span text:style-name="T233"> </text:span><text:span text:style-name="T183">(deuxième déclinaison)<text:tab/><text:tab/><text:tab/></text:span><text:span text:style-name="T185">les armes</text:span></text:p>
      <text:p text:style-name="P73"><text:span text:style-name="T36">1</text:span><text:span text:style-name="T57">2</text:span><text:span text:style-name="T63">7</text:span><text:span text:style-name="T80"><text:tab/></text:span><text:span text:style-name="T234">nē </text:span><text:span text:style-name="T186">(conjonction de subordination)</text:span><text:span text:style-name="T234"><text:tab/><text:tab/><text:tab/><text:tab/></text:span><text:span text:style-name="T186">que… ne… </text:span></text:p>
      <text:p text:style-name="P74"><text:span text:style-name="T36">1</text:span><text:span text:style-name="T57">2</text:span><text:span text:style-name="T64">8</text:span><text:span text:style-name="T80"><text:tab/></text:span><text:span text:style-name="T235">terra, <text:s/>terræ </text:span><text:span text:style-name="T176">f.<text:tab/><text:tab/><text:tab/><text:tab/><text:tab/><text:tab/><text:tab/></text:span><text:span text:style-name="T188">la terre</text:span></text:p>
      <text:p text:style-name="P76"><text:span text:style-name="T36">1</text:span><text:span text:style-name="T57">2</text:span><text:span text:style-name="T65">9</text:span><text:span text:style-name="T80"><text:tab/></text:span><text:span text:style-name="T236">alter, altera, alterum<text:tab/><text:tab/><text:tab/><text:tab/><text:tab/><text:tab/></text:span><text:span text:style-name="T189">l’un des deux, l’autre</text:span></text:p>
      <text:p text:style-name="P77"><text:span text:style-name="T36">1</text:span><text:span text:style-name="T65">30</text:span><text:span text:style-name="T80"><text:tab/></text:span><text:span text:style-name="T237">prīmus, <text:s/>prīma, <text:s/>prīmum<text:tab/><text:tab/><text:tab/><text:tab/><text:tab/></text:span><text:span text:style-name="T190">premier</text:span></text:p>
      <text:p text:style-name="P78"><text:span text:style-name="T36">1</text:span><text:span text:style-name="T65">3</text:span><text:span text:style-name="T66">1</text:span><text:span text:style-name="T80"><text:tab/></text:span><text:span text:style-name="T238">scio, scīs, scīre, scīuī, scītum<text:tab/><text:tab/><text:tab/><text:tab/><text:tab/></text:span><text:span text:style-name="T191">savoir</text:span></text:p>
      <text:p text:style-name="P79"><text:span text:style-name="T36">1</text:span><text:span text:style-name="T65">3</text:span><text:span text:style-name="T67">2</text:span><text:span text:style-name="T80"><text:tab/></text:span><text:span text:style-name="T239">cīuitās, cīuitātis </text:span><text:span text:style-name="T192">f.<text:tab/><text:tab/><text:tab/><text:tab/><text:tab/><text:tab/>la ville</text:span></text:p>
      <text:p text:style-name="P80"><text:span text:style-name="T36">1</text:span><text:span text:style-name="T65">3</text:span><text:span text:style-name="T68">3</text:span><text:span text:style-name="T80"><text:tab/></text:span><text:span text:style-name="T239">cōnsilium, <text:s/>cōnsiliī </text:span><text:span text:style-name="T192">n.</text:span><text:span text:style-name="T239"><text:tab/><text:tab/><text:tab/><text:tab/><text:tab/><text:tab/></text:span><text:span text:style-name="T192">l’assemblée, le conseil</text:span></text:p>
      <text:p text:style-name="P80"><text:span text:style-name="T36">1</text:span><text:span text:style-name="T65">3</text:span><text:span text:style-name="T69">4</text:span><text:span text:style-name="T80"><text:tab/></text:span><text:span text:style-name="T240">apud</text:span><text:span text:style-name="T193"> + accusatif</text:span><text:span text:style-name="T240"><text:tab/><text:tab/><text:tab/><text:tab/><text:tab/><text:tab/></text:span><text:span text:style-name="T193">chez</text:span></text:p>
      <text:p text:style-name="P81"><text:span text:style-name="T36">1</text:span><text:span text:style-name="T65">3</text:span><text:span text:style-name="T70">5</text:span><text:span text:style-name="T80"><text:tab/></text:span><text:span text:style-name="T241">inquam, inquis, inquit<text:tab/><text:tab/><text:tab/><text:tab/><text:tab/><text:tab/></text:span><text:span text:style-name="T194">dis-je, dis-tu, dit-il</text:span></text:p>
      <text:p text:style-name="P82"><text:span text:style-name="T36">1</text:span><text:span text:style-name="T65">3</text:span><text:span text:style-name="T71">6</text:span><text:span text:style-name="T80"><text:tab/></text:span><text:span text:style-name="T242">ciuis, ciuis </text:span><text:span text:style-name="T195">m.<text:tab/><text:tab/><text:tab/><text:tab/><text:tab/><text:tab/><text:tab/>le citoyen</text:span></text:p>
      <text:p text:style-name="P83"><text:span text:style-name="T36">1</text:span><text:span text:style-name="T65">3</text:span><text:span text:style-name="T72">7</text:span><text:span text:style-name="T80"><text:tab/></text:span><text:span text:style-name="T243">paruus, parua, paruum<text:tab/><text:tab/><text:tab/><text:tab/><text:tab/><text:tab/></text:span><text:span text:style-name="T196">petit</text:span></text:p>
      <text:p text:style-name="P84"><text:span text:style-name="T36">1</text:span><text:span text:style-name="T65">3</text:span><text:span text:style-name="T73">8</text:span><text:span text:style-name="T80"><text:tab/></text:span><text:span text:style-name="T243">vel<text:tab/> <text:tab/><text:tab/><text:tab/><text:tab/><text:tab/><text:tab/><text:tab/></text:span><text:span text:style-name="T196">ou bien</text:span></text:p>
      <text:p text:style-name="P85"><text:span text:style-name="T36">1</text:span><text:span text:style-name="T65">3</text:span><text:span text:style-name="T74">9</text:span><text:span text:style-name="T80"><text:tab/></text:span><text:span text:style-name="T244">gero, geris, gerere, gessī, gessum<text:tab/><text:tab/><text:tab/><text:tab/></text:span><text:span text:style-name="T197">porter, accomplir</text:span></text:p>
      <text:p text:style-name="P86"><text:span text:style-name="T36">1</text:span><text:span text:style-name="T75">40</text:span><text:span text:style-name="T80"><text:tab/></text:span><text:span text:style-name="T244">refero, refers, referre, retulī, relātum<text:tab/><text:tab/><text:tab/><text:tab/></text:span><text:span text:style-name="T197">ramener</text:span></text:p>
      <text:p text:style-name="P87"><text:span text:style-name="T36">1</text:span><text:span text:style-name="T75">4</text:span><text:span text:style-name="T76">1</text:span><text:span text:style-name="T80"><text:tab/></text:span><text:span text:style-name="T250">amor, </text:span><text:span text:style-name="T248">am</text:span><text:span text:style-name="T249">ō</text:span><text:span text:style-name="T248">ris m.<text:tab/><text:tab/><text:tab/><text:tab/><text:tab/><text:tab/></text:span><text:span text:style-name="T247">l’amour</text:span></text:p>
      <text:p text:style-name="P71"><text:span text:style-name="T184"/></text:p>
      <text:p text:style-name="P70"><text:span text:style-name="T184"/></text:p>
      <text:p text:style-name="P1"><text:a xlink:type="simple" xlink:href="https://orbi.uliege.be/bitstream/2268/73023/1/Nouveau%20lexique%20fréquentiel%20de%20latin.pdf" text:style-name="Internet_20_link" text:visited-style-name="Visited_20_Internet_20_Link">https://orbi.uliege.be/bitstream/2268/73023/1/Nouveau%20lexique%20fr%C3%A9quentiel%20de%20latin.pdf</text:a> </text:p>
      <text:p text:style-name="P1"><text:span text:style-name="T213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2:59:12.949779967</meta:creation-date>
    <dc:date>2020-09-05T18:22:41.180745678</dc:date>
    <meta:editing-duration>PT13H54M39S</meta:editing-duration>
    <meta:editing-cycles>255</meta:editing-cycles>
    <meta:generator>LibreOffice/6.0.7.3$Linux_X86_64 LibreOffice_project/00m0$Build-3</meta:generator>
    <meta:print-date>2019-03-03T10:28:01.653012616</meta:print-date>
    <meta:document-statistic meta:table-count="0" meta:image-count="0" meta:object-count="0" meta:page-count="3" meta:paragraph-count="149" meta:word-count="908" meta:character-count="5896" meta:non-whitespace-character-count="4375"/>
  </office:meta>
</office:document-meta>
</file>